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9.95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126.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85.15pt"/>
    </style:style>
    <style:style style:name="co9" style:family="table-column">
      <style:table-column-properties fo:break-before="auto" style:column-width="118.09pt"/>
    </style:style>
    <style:style style:name="co10" style:family="table-column">
      <style:table-column-properties fo:break-before="auto" style:column-width="111.91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48"/>
    <style:style style:name="ce3" style:family="table-cell" style:parent-style-name="Default" style:data-style-name="N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43"/>
    <style:style style:name="ce6" style:family="table-cell" style:parent-style-name="Default" style:data-style-name="N143">
      <style:table-cell-properties fo:background-color="transparent"/>
    </style:style>
    <style:style style:name="ce7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24"/>
    <style:style style:name="ce9" style:family="table-cell" style:parent-style-name="Default" style:data-style-name="N11"/>
    <style:style style:name="ce10" style:family="table-cell" style:parent-style-name="Default" style:data-style-name="N1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176.32pt" svg:y="7.43pt">
            <loext:p draw:notify-on-update-of-ranges="Sheet1.A3:Sheet1.A14 Sheet1.I3:Sheet1.I14 Sheet1.A3:Sheet1.A14 Sheet1.J3:Sheet1.J14 Sheet1.A3:Sheet1.A14 Sheet1.K3:Sheet1.K14 Sheet1.A3:Sheet1.A14 Sheet1.L3:Sheet1.L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6pt" svg:x="1177.91pt" svg:y="270.31pt">
            <loext:p draw:notify-on-update-of-ranges="Sheet1.A23:Sheet1.A37 Sheet1.I23:Sheet1.I37 Sheet1.A23:Sheet1.A37 Sheet1.J23:Sheet1.J37 Sheet1.A23:Sheet1.A37 Sheet1.K23:Sheet1.K37 Sheet1.A23:Sheet1.A37 Sheet1.L23:Sheet1.L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6pt" svg:height="255.23pt" svg:x="3035.2pt" svg:y="49.69pt">
            <loext:p draw:notify-on-update-of-ranges="Sheet1.AL6:Sheet1.AL14 Sheet1.AN6:Sheet1.AN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N=6x6</text:p>
          </table:table-cell>
          <table:table-cell table:style-name="ce1" office:value-type="string" calcext:value-type="string" table:number-columns-spanned="5" table:number-rows-spanned="1">
            <text:p>Raw Data</text:p>
          </table:table-cell>
          <table:covered-table-cell table:number-columns-repeated="4"/>
          <table:table-cell table:style-name="ce1" office:value-type="string" calcext:value-type="string" table:number-columns-spanned="2" table:number-rows-spanned="1">
            <text:p>Normalized</text:p>
          </table:table-cell>
          <table:covered-table-cell/>
          <table:table-cell table:style-name="ce7" office:value-type="string" calcext:value-type="string" table:number-columns-spanned="4" table:number-rows-spanned="1">
            <text:p>Errors</text:p>
          </table:table-cell>
          <table:covered-table-cell table:number-columns-repeated="3"/>
          <table:table-cell table:number-columns-repeated="28"/>
        </table:table-row>
        <table:table-row table:style-name="ro1">
          <table:table-cell office:value-type="string" calcext:value-type="string">
            <text:p>Bond Dimension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office:value-type="string" calcext:value-type="string">
            <text:p>2D Aligned/N</text:p>
          </table:table-cell>
          <table:table-cell office:value-type="string" calcext:value-type="string">
            <text:p>2D Not Aligned/N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2.99001985002175" calcext:value-type="float">
            <text:p>2.990019850021750000</text:p>
          </table:table-cell>
          <table:table-cell table:number-columns-repeated="2" office:value-type="float" office:value="17.9401170305817" calcext:value-type="float">
            <text:p>17.9401170306</text:p>
          </table:table-cell>
          <table:table-cell table:formula="of:=[.E3]/6" office:value-type="float" office:value="2.99001950509695" calcext:value-type="float">
            <text:p>2.9900195051</text:p>
          </table:table-cell>
          <table:table-cell table:formula="of:=[.F3]/6" office:value-type="float" office:value="2.99001950509695" calcext:value-type="float">
            <text:p>2.9900195051</text:p>
          </table:table-cell>
          <table:table-cell table:style-name="ce9" table:formula="of:=ABS([.C3]-[.$B3])/[.$B3]+1E-016" office:value-type="percentage" office:value="0.0619933609964121" calcext:value-type="percentage">
            <text:p>6.20%</text:p>
          </table:table-cell>
          <table:table-cell table:style-name="ce9" table:formula="of:=ABS([.D3]-[.$B3])/[.$B3]+1E-016" office:value-type="percentage" office:value="0.0959818123560466" calcext:value-type="percentage">
            <text:p>9.60%</text:p>
          </table:table-cell>
          <table:table-cell table:style-name="ce9" table:formula="of:=ABS([.G3]-[.$B3])/[.$B3]+1E-016" office:value-type="percentage" office:value="0.095981916642407" calcext:value-type="percentage">
            <text:p>9.60%</text:p>
          </table:table-cell>
          <table:table-cell table:style-name="ce9" table:formula="of:=ABS([.H3]-[.$B3])/[.$B3]+1E-016" office:value-type="percentage" office:value="0.0959819166424071" calcext:value-type="percentage">
            <text:p>9.60%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00404223609" calcext:value-type="float">
            <text:p>3.307004042236090000</text:p>
          </table:table-cell>
          <table:table-cell office:value-type="float" office:value="19.8420241764364" calcext:value-type="float">
            <text:p>19.8420241764</text:p>
          </table:table-cell>
          <table:table-cell office:value-type="float" office:value="18.2117497103351" calcext:value-type="float">
            <text:p>18.2117497103</text:p>
          </table:table-cell>
          <table:table-cell table:formula="of:=[.E4]/6" office:value-type="float" office:value="3.30700402940607" calcext:value-type="float">
            <text:p>3.3070040294</text:p>
          </table:table-cell>
          <table:table-cell table:formula="of:=[.F4]/6" office:value-type="float" office:value="3.03529161838918" calcext:value-type="float">
            <text:p>3.0352916184</text:p>
          </table:table-cell>
          <table:table-cell table:style-name="ce9" table:formula="of:=ABS([.C4]-[.$B4])/[.$B4]+1E-016" office:value-type="percentage" office:value="0.0619933609964121" calcext:value-type="percentage">
            <text:p>6.20%</text:p>
          </table:table-cell>
          <table:table-cell table:style-name="ce9" table:formula="of:=ABS([.D4]-[.$B4])/[.$B4]+1E-016" office:value-type="percentage" office:value="0.000143159326601307" calcext:value-type="percentage">
            <text:p>0.01%</text:p>
          </table:table-cell>
          <table:table-cell table:style-name="ce9" table:formula="of:=ABS([.G4]-[.$B4])/[.$B4]+1E-016" office:value-type="percentage" office:value="0.000143163205697421" calcext:value-type="percentage">
            <text:p>0.01%</text:p>
          </table:table-cell>
          <table:table-cell table:style-name="ce9" table:formula="of:=ABS([.H4]-[.$B4])/[.$B4]+1E-016" office:value-type="percentage" office:value="0.0822941099179934" calcext:value-type="percentage">
            <text:p>8.23%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50537050883" calcext:value-type="float">
            <text:p>3.307505370508830000</text:p>
          </table:table-cell>
          <table:table-cell office:value-type="float" office:value="19.8450322229995" calcext:value-type="float">
            <text:p>19.845032223</text:p>
          </table:table-cell>
          <table:table-cell office:value-type="float" office:value="18.7942798889727" calcext:value-type="float">
            <text:p>18.794279889</text:p>
          </table:table-cell>
          <table:table-cell table:formula="of:=[.E5]/6" office:value-type="float" office:value="3.30750537049992" calcext:value-type="float">
            <text:p>3.3075053705</text:p>
          </table:table-cell>
          <table:table-cell table:formula="of:=[.F5]/6" office:value-type="float" office:value="3.13237998149545" calcext:value-type="float">
            <text:p>3.1323799815</text:p>
          </table:table-cell>
          <table:table-cell table:style-name="ce9" table:formula="of:=ABS([.C5]-[.$B5])/[.$B5]+1E-016" office:value-type="percentage" office:value="0.0619933609964121" calcext:value-type="percentage">
            <text:p>6.20%</text:p>
          </table:table-cell>
          <table:table-cell table:style-name="ce9" table:formula="of:=ABS([.D5]-[.$B5])/[.$B5]+1E-016" office:value-type="percentage" office:value="0.00000841487667308667" calcext:value-type="percentage">
            <text:p>0.00%</text:p>
          </table:table-cell>
          <table:table-cell table:style-name="ce9" table:formula="of:=ABS([.G5]-[.$B5])/[.$B5]+1E-016" office:value-type="percentage" office:value="0.00000841487397698028" calcext:value-type="percentage">
            <text:p>0.00%</text:p>
          </table:table-cell>
          <table:table-cell table:style-name="ce9" table:formula="of:=ABS([.H5]-[.$B5])/[.$B5]+1E-016" office:value-type="percentage" office:value="0.0529399081203036" calcext:value-type="percentage">
            <text:p>5.29%</text:p>
          </table:table-cell>
          <table:table-cell table:number-columns-repeated="25"/>
          <table:table-cell office:value-type="string" calcext:value-type="string">
            <text:p>Size</text:p>
          </table:table-cell>
          <table:table-cell office:value-type="string" calcext:value-type="string">
            <text:p>Bond Dim</text:p>
          </table:table-cell>
          <table:table-cell office:value-type="string" calcext:value-type="string">
            <text:p>Calculat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office:value-type="float" office:value="19.5841129894214" calcext:value-type="float">
            <text:p>19.5841129894</text:p>
          </table:table-cell>
          <table:table-cell table:formula="of:=[.E6]/6" office:value-type="float" office:value="3.30747753849323" calcext:value-type="float">
            <text:p>3.3074775385</text:p>
          </table:table-cell>
          <table:table-cell table:formula="of:=[.F6]/6" office:value-type="float" office:value="3.26401883157023" calcext:value-type="float">
            <text:p>3.2640188316</text:p>
          </table:table-cell>
          <table:table-cell table:style-name="ce9" table:formula="of:=ABS([.C6]-[.$B6])/[.$B6]+1E-016" office:value-type="percentage" office:value="0.0619933609964121" calcext:value-type="percentage">
            <text:p>6.20%</text:p>
          </table:table-cell>
          <table:table-cell table:style-name="ce9" table:formula="of:=ABS([.D6]-[.$B6])/[.$B6]+1E-016" office:value-type="percentage" office:value="1E-016" calcext:value-type="percentage">
            <text:p>0.00%</text:p>
          </table:table-cell>
          <table:table-cell table:style-name="ce9" table:formula="of:=ABS([.G6]-[.$B6])/[.$B6]+1E-016" office:value-type="percentage" office:value="1E-016" calcext:value-type="percentage">
            <text:p>0.00%</text:p>
          </table:table-cell>
          <table:table-cell table:style-name="ce9" table:formula="of:=ABS([.H6]-[.$B6])/[.$B6]+1E-016" office:value-type="percentage" office:value="0.013139531989932" calcext:value-type="percentage">
            <text:p>1.31%</text:p>
          </table:table-cell>
          <table:table-cell table:number-columns-repeated="9"/>
          <table:table-cell office:value-type="string" calcext:value-type="string">
            <text:p>Maximum Bond Dimension</text:p>
          </table:table-cell>
          <table:table-cell/>
          <table:table-cell table:formula="of:=MAX([.X8:.X23])" office:value-type="float" office:value="256" calcext:value-type="float">
            <text:p>256</text:p>
          </table:table-cell>
          <table:table-cell/>
          <table:table-cell office:value-type="string" calcext:value-type="string">
            <text:p>Maximum Bond Dimension</text:p>
          </table:table-cell>
          <table:table-cell/>
          <table:table-cell table:formula="of:=MAX([.AB8:.AB43])" office:value-type="float" office:value="262144" calcext:value-type="float">
            <text:p>262144</text:p>
          </table:table-cell>
          <table:table-cell/>
          <table:table-cell office:value-type="string" calcext:value-type="string">
            <text:p>Maximum Bond Dimension</text:p>
          </table:table-cell>
          <table:table-cell/>
          <table:table-cell table:formula="of:=MAX([.AF8:.AF43])" office:value-type="float" office:value="8589934592" calcext:value-type="float">
            <text:p>8589934592</text:p>
          </table:table-cell>
          <table:table-cell/>
          <table:table-cell office:value-type="string" calcext:value-type="string">
            <text:p>Maximum Bond Dimension</text:p>
          </table:table-cell>
          <table:table-cell/>
          <table:table-cell table:formula="of:=MAX([.AJ8:.AJ107])" office:value-type="float" office:value="1125899906842624" calcext:value-type="float">
            <text:p>112589990684262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X6]" office:value-type="float" office:value="256" calcext:value-type="float">
            <text:p>256</text:p>
          </table:table-cell>
          <table:table-cell table:formula="of:=2^([.AL6]^2/2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office:value-type="float" office:value="19.6534629953322" calcext:value-type="float">
            <text:p>19.6534629953</text:p>
          </table:table-cell>
          <table:table-cell table:formula="of:=[.E7]/6" office:value-type="float" office:value="3.30747753849325" calcext:value-type="float">
            <text:p>3.3074775385</text:p>
          </table:table-cell>
          <table:table-cell table:formula="of:=[.F7]/6" office:value-type="float" office:value="3.2755771658887" calcext:value-type="float">
            <text:p>3.2755771659</text:p>
          </table:table-cell>
          <table:table-cell table:style-name="ce9" table:formula="of:=ABS([.C7]-[.$B7])/[.$B7]+1E-016" office:value-type="percentage" office:value="0.0619933609964121" calcext:value-type="percentage">
            <text:p>6.20%</text:p>
          </table:table-cell>
          <table:table-cell table:style-name="ce9" table:formula="of:=ABS([.D7]-[.$B7])/[.$B7]+1E-016" office:value-type="percentage" office:value="1E-016" calcext:value-type="percentage">
            <text:p>0.00%</text:p>
          </table:table-cell>
          <table:table-cell table:style-name="ce9" table:formula="of:=ABS([.G7]-[.$B7])/[.$B7]+1E-016" office:value-type="percentage" office:value="1E-016" calcext:value-type="percentage">
            <text:p>0.00%</text:p>
          </table:table-cell>
          <table:table-cell table:style-name="ce9" table:formula="of:=ABS([.H7]-[.$B7])/[.$B7]+1E-016" office:value-type="percentage" office:value="0.00964492494152411" calcext:value-type="percentage">
            <text:p>0.96%</text:p>
          </table:table-cell>
          <table:table-cell table:number-columns-repeated="9"/>
          <table:table-cell office:value-type="string" calcext:value-type="string">
            <text:p>Siz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B6]" office:value-type="float" office:value="262144" calcext:value-type="float">
            <text:p>262144</text:p>
          </table:table-cell>
          <table:table-cell table:formula="of:=2^([.AL7]^2/2)" office:value-type="float" office:value="262144" calcext:value-type="float">
            <text:p>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office:value-type="float" office:value="19.7244050670143" calcext:value-type="float">
            <text:p>19.724405067</text:p>
          </table:table-cell>
          <table:table-cell table:formula="of:=[.E8]/6" office:value-type="float" office:value="3.30747753849325" calcext:value-type="float">
            <text:p>3.3074775385</text:p>
          </table:table-cell>
          <table:table-cell table:formula="of:=[.F8]/6" office:value-type="float" office:value="3.28740084450238" calcext:value-type="float">
            <text:p>3.2874008445</text:p>
          </table:table-cell>
          <table:table-cell table:style-name="ce9" table:formula="of:=ABS([.C8]-[.$B8])/[.$B8]+1E-016" office:value-type="percentage" office:value="0.0619933609964121" calcext:value-type="percentage">
            <text:p>6.20%</text:p>
          </table:table-cell>
          <table:table-cell table:style-name="ce9" table:formula="of:=ABS([.D8]-[.$B8])/[.$B8]+1E-016" office:value-type="percentage" office:value="1E-016" calcext:value-type="percentage">
            <text:p>0.00%</text:p>
          </table:table-cell>
          <table:table-cell table:style-name="ce9" table:formula="of:=ABS([.G8]-[.$B8])/[.$B8]+1E-016" office:value-type="percentage" office:value="1E-016" calcext:value-type="percentage">
            <text:p>0.00%</text:p>
          </table:table-cell>
          <table:table-cell table:style-name="ce9" table:formula="of:=ABS([.H8]-[.$B8])/[.$B8]+1E-016" office:value-type="percentage" office:value="0.00607009231572776" calcext:value-type="percentage">
            <text:p>0.61%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6]" office:value-type="float" office:value="8589934592" calcext:value-type="float">
            <text:p>8589934592</text:p>
          </table:table-cell>
          <table:table-cell table:formula="of:=2^([.AL8]^2/2)" office:value-type="float" office:value="4294967296" calcext:value-type="float">
            <text:p>4294967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table:style-name="ce4" office:value-type="float" office:value="19.7896864481665" calcext:value-type="float">
            <text:p>19.7896864482</text:p>
          </table:table-cell>
          <table:table-cell table:formula="of:=[.E9]/6" office:value-type="float" office:value="3.30747753849323" calcext:value-type="float">
            <text:p>3.3074775385</text:p>
          </table:table-cell>
          <table:table-cell table:formula="of:=[.F9]/6" office:value-type="float" office:value="3.29828107469442" calcext:value-type="float">
            <text:p>3.2982810747</text:p>
          </table:table-cell>
          <table:table-cell table:style-name="ce9" table:formula="of:=ABS([.C9]-[.$B9])/[.$B9]+1E-016" office:value-type="percentage" office:value="0.0619933609964121" calcext:value-type="percentage">
            <text:p>6.20%</text:p>
          </table:table-cell>
          <table:table-cell table:style-name="ce9" table:formula="of:=ABS([.D9]-[.$B9])/[.$B9]+1E-016" office:value-type="percentage" office:value="1E-016" calcext:value-type="percentage">
            <text:p>0.00%</text:p>
          </table:table-cell>
          <table:table-cell table:style-name="ce9" table:formula="of:=ABS([.G9]-[.$B9])/[.$B9]+1E-016" office:value-type="percentage" office:value="1E-016" calcext:value-type="percentage">
            <text:p>0.00%</text:p>
          </table:table-cell>
          <table:table-cell table:style-name="ce9" table:formula="of:=ABS([.H9]-[.$B9])/[.$B9]+1E-016" office:value-type="percentage" office:value="0.00278050680368557" calcext:value-type="percentage">
            <text:p>0.28%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J6]" office:value-type="float" office:value="1125899906842624" calcext:value-type="float">
            <text:p>1125899906842624</text:p>
          </table:table-cell>
          <table:table-cell table:formula="of:=2^([.AL9]^2/2)" office:value-type="float" office:value="1125899906842624" calcext:value-type="float">
            <text:p>11258999068426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table:style-name="ce4" office:value-type="float" office:value="19.8231456692965" calcext:value-type="float">
            <text:p>19.8231456693</text:p>
          </table:table-cell>
          <table:table-cell table:formula="of:=[.E10]/6" office:value-type="float" office:value="3.30747753849323" calcext:value-type="float">
            <text:p>3.3074775385</text:p>
          </table:table-cell>
          <table:table-cell table:formula="of:=[.F10]/6" office:value-type="float" office:value="3.30385761154942" calcext:value-type="float">
            <text:p>3.3038576115</text:p>
          </table:table-cell>
          <table:table-cell table:style-name="ce9" table:formula="of:=ABS([.C10]-[.$B10])/[.$B10]+1E-016" office:value-type="percentage" office:value="0.0619933609964121" calcext:value-type="percentage">
            <text:p>6.20%</text:p>
          </table:table-cell>
          <table:table-cell table:style-name="ce9" table:formula="of:=ABS([.D10]-[.$B10])/[.$B10]+1E-016" office:value-type="percentage" office:value="1E-016" calcext:value-type="percentage">
            <text:p>0.00%</text:p>
          </table:table-cell>
          <table:table-cell table:style-name="ce9" table:formula="of:=ABS([.G10]-[.$B10])/[.$B10]+1E-016" office:value-type="percentage" office:value="1E-016" calcext:value-type="percentage">
            <text:p>0.00%</text:p>
          </table:table-cell>
          <table:table-cell table:style-name="ce9" table:formula="of:=ABS([.H10]-[.$B10])/[.$B10]+1E-016" office:value-type="percentage" office:value="0.00109446758192611" calcext:value-type="percentage">
            <text:p>0.11%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2^([.AL10]^2/2)" office:value-type="float" office:value="4.72236648286965E+021" calcext:value-type="float">
            <text:p>4.72236648286965E+0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table:style-name="ce4" office:value-type="float" office:value="19.8278245412629" calcext:value-type="float">
            <text:p>19.8278245413</text:p>
          </table:table-cell>
          <table:table-cell table:formula="of:=[.E11]/6" office:value-type="float" office:value="3.30747753849325" calcext:value-type="float">
            <text:p>3.3074775385</text:p>
          </table:table-cell>
          <table:table-cell table:formula="of:=[.F11]/6" office:value-type="float" office:value="3.30463742354382" calcext:value-type="float">
            <text:p>3.3046374235</text:p>
          </table:table-cell>
          <table:table-cell table:style-name="ce9" table:formula="of:=ABS([.C11]-[.$B11])/[.$B11]+1E-016" office:value-type="percentage" office:value="0.0619933609964121" calcext:value-type="percentage">
            <text:p>6.20%</text:p>
          </table:table-cell>
          <table:table-cell table:style-name="ce9" table:formula="of:=ABS([.D11]-[.$B11])/[.$B11]+1E-016" office:value-type="percentage" office:value="1E-016" calcext:value-type="percentage">
            <text:p>0.00%</text:p>
          </table:table-cell>
          <table:table-cell table:style-name="ce9" table:formula="of:=ABS([.G11]-[.$B11])/[.$B11]+1E-016" office:value-type="percentage" office:value="4.79938863192796E-015" calcext:value-type="percentage">
            <text:p>0.00%</text:p>
          </table:table-cell>
          <table:table-cell table:style-name="ce9" table:formula="of:=ABS([.H11]-[.$B11])/[.$B11]+1E-016" office:value-type="percentage" office:value="0.000858695158581553" calcext:value-type="percentage">
            <text:p>0.09%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2^([.AL11]^2/2)" office:value-type="float" office:value="3.16912650057057E+029" calcext:value-type="float">
            <text:p>3.16912650057057E+0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table:style-name="ce4" office:value-type="float" office:value="19.8319749706061" calcext:value-type="float">
            <text:p>19.8319749706</text:p>
          </table:table-cell>
          <table:table-cell table:formula="of:=[.E12]/6" office:value-type="float" office:value="3.30747753849325" calcext:value-type="float">
            <text:p>3.3074775385</text:p>
          </table:table-cell>
          <table:table-cell table:formula="of:=[.F12]/6" office:value-type="float" office:value="3.30532916176768" calcext:value-type="float">
            <text:p>3.3053291618</text:p>
          </table:table-cell>
          <table:table-cell table:style-name="ce9" table:formula="of:=ABS([.C12]-[.$B12])/[.$B12]+1E-016" office:value-type="percentage" office:value="0.0619933609964121" calcext:value-type="percentage">
            <text:p>6.20%</text:p>
          </table:table-cell>
          <table:table-cell table:style-name="ce9" table:formula="of:=ABS([.D12]-[.$B12])/[.$B12]+1E-016" office:value-type="percentage" office:value="1E-016" calcext:value-type="percentage">
            <text:p>0.00%</text:p>
          </table:table-cell>
          <table:table-cell table:style-name="ce9" table:formula="of:=ABS([.G12]-[.$B12])/[.$B12]+1E-016" office:value-type="percentage" office:value="1E-016" calcext:value-type="percentage">
            <text:p>0.00%</text:p>
          </table:table-cell>
          <table:table-cell table:style-name="ce9" table:formula="of:=ABS([.H12]-[.$B12])/[.$B12]+1E-016" office:value-type="percentage" office:value="0.000649551418130651" calcext:value-type="percentage">
            <text:p>0.06%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2^([.AL12]^2/2)" office:value-type="float" office:value="3.40282366920938E+038" calcext:value-type="float">
            <text:p>3.40282366920938E+0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office:value-type="float" office:value="19.8357247254956" calcext:value-type="float">
            <text:p>19.8357247255</text:p>
          </table:table-cell>
          <table:table-cell table:formula="of:=[.E13]/6" office:value-type="float" office:value="3.30747753849323" calcext:value-type="float">
            <text:p>3.3074775385</text:p>
          </table:table-cell>
          <table:table-cell table:formula="of:=[.F13]/6" office:value-type="float" office:value="3.30595412091593" calcext:value-type="float">
            <text:p>3.3059541209</text:p>
          </table:table-cell>
          <table:table-cell table:style-name="ce9" table:formula="of:=ABS([.C13]-[.$B13])/[.$B13]+1E-016" office:value-type="percentage" office:value="0.0619933609964121" calcext:value-type="percentage">
            <text:p>6.20%</text:p>
          </table:table-cell>
          <table:table-cell table:style-name="ce9" table:formula="of:=ABS([.D13]-[.$B13])/[.$B13]+1E-016" office:value-type="percentage" office:value="1E-016" calcext:value-type="percentage">
            <text:p>0.00%</text:p>
          </table:table-cell>
          <table:table-cell table:style-name="ce9" table:formula="of:=ABS([.G13]-[.$B13])/[.$B13]+1E-016" office:value-type="percentage" office:value="1E-016" calcext:value-type="percentage">
            <text:p>0.00%</text:p>
          </table:table-cell>
          <table:table-cell table:style-name="ce9" table:formula="of:=ABS([.H13]-[.$B13])/[.$B13]+1E-016" office:value-type="percentage" office:value="0.000460598011500433" calcext:value-type="percentage">
            <text:p>0.05%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2^([.AL13]^2/2)" office:value-type="float" office:value="5.84600654932361E+048" calcext:value-type="float">
            <text:p>5.84600654932361E+0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office:value-type="float" office:value="19.839644857296" calcext:value-type="float">
            <text:p>19.8396448573</text:p>
          </table:table-cell>
          <table:table-cell table:formula="of:=[.E14]/6" office:value-type="float" office:value="3.30747753849323" calcext:value-type="float">
            <text:p>3.3074775385</text:p>
          </table:table-cell>
          <table:table-cell table:formula="of:=[.F14]/6" office:value-type="float" office:value="3.306607476216" calcext:value-type="float">
            <text:p>3.3066074762</text:p>
          </table:table-cell>
          <table:table-cell table:style-name="ce9" table:formula="of:=ABS([.C14]-[.$B14])/[.$B14]+1E-016" office:value-type="percentage" office:value="0.0619933609964121" calcext:value-type="percentage">
            <text:p>6.20%</text:p>
          </table:table-cell>
          <table:table-cell table:style-name="ce9" table:formula="of:=ABS([.D14]-[.$B14])/[.$B14]+1E-016" office:value-type="percentage" office:value="1E-016" calcext:value-type="percentage">
            <text:p>0.00%</text:p>
          </table:table-cell>
          <table:table-cell table:style-name="ce9" table:formula="of:=ABS([.G14]-[.$B14])/[.$B14]+1E-016" office:value-type="percentage" office:value="1E-016" calcext:value-type="percentage">
            <text:p>0.00%</text:p>
          </table:table-cell>
          <table:table-cell table:style-name="ce9" table:formula="of:=ABS([.H14]-[.$B14])/[.$B14]+1E-016" office:value-type="percentage" office:value="0.000263059164305615" calcext:value-type="percentage">
            <text:p>0.03%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2^([.AL14]^2/2)" office:value-type="float" office:value="1.60693804425899E+060" calcext:value-type="float">
            <text:p>1.60693804425899E+060</text:p>
          </table:table-cell>
        </table:table-row>
        <table:table-row table:style-name="ro1">
          <table:table-cell table:number-columns-repeated="21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 Information</text:p>
          </table:table-cell>
          <table:table-cell office:value-type="string" calcext:value-type="string">
            <text:p>Prefactor</text:p>
          </table:table-cell>
          <table:table-cell office:value-type="string" calcext:value-type="string">
            <text:p>exponential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[.AA17]" office:value-type="float" office:value="512" calcext:value-type="float">
            <text:p>5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[.AE17]" office:value-type="float" office:value="512" calcext:value-type="float">
            <text:p>5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[.AI17]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4428957" calcext:value-type="float">
            <text:p>0.074428957</text:p>
          </table:table-cell>
          <table:table-cell office:value-type="float" office:value="-0.1511686649" calcext:value-type="float">
            <text:p>-0.151168664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A16]*2" office:value-type="float" office:value="512" calcext:value-type="float">
            <text:p>512</text:p>
          </table:table-cell>
          <table:table-cell table:formula="of:=[.AA18]" office:value-type="float" office:value="1024" calcext:value-type="float">
            <text:p>102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E16]*2" office:value-type="float" office:value="512" calcext:value-type="float">
            <text:p>512</text:p>
          </table:table-cell>
          <table:table-cell table:formula="of:=[.AE18]" office:value-type="float" office:value="1024" calcext:value-type="float">
            <text:p>102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I16]*2" office:value-type="float" office:value="512" calcext:value-type="float">
            <text:p>512</text:p>
          </table:table-cell>
          <table:table-cell table:formula="of:=[.AI18]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red Accuracy</text:p>
          </table:table-cell>
          <table:table-cell table:style-name="ce2" office:value-type="float" office:value="0.0000000001" calcext:value-type="float">
            <text:p>1E-10</text:p>
          </table:table-cell>
          <table:table-cell office:value-type="string" calcext:value-type="string">
            <text:p>Selected Bond Dimens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A17]*2" office:value-type="float" office:value="1024" calcext:value-type="float">
            <text:p>1024</text:p>
          </table:table-cell>
          <table:table-cell table:formula="of:=[.AA19]" office:value-type="float" office:value="2048" calcext:value-type="float">
            <text:p>204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E17]*2" office:value-type="float" office:value="1024" calcext:value-type="float">
            <text:p>1024</text:p>
          </table:table-cell>
          <table:table-cell table:formula="of:=[.AE19]" office:value-type="float" office:value="2048" calcext:value-type="float">
            <text:p>204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I17]*2" office:value-type="float" office:value="1024" calcext:value-type="float">
            <text:p>1024</text:p>
          </table:table-cell>
          <table:table-cell table:formula="of:=[.AI19]"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Bond Dimension</text:p>
          </table:table-cell>
          <table:table-cell table:style-name="ce3" table:formula="of:=LN([.B18]/[.B17])/[.C17]" office:value-type="float" office:value="135.133433490192" calcext:value-type="float">
            <text:p>135</text:p>
          </table:table-cell>
          <table:table-cell office:value-type="string" calcext:value-type="string">
            <text:p>Estimated Accuracy</text:p>
          </table:table-cell>
          <table:table-cell table:style-name="ce2" table:formula="of:=[.B17]*EXP([.C17]*[.D18])" office:value-type="float" office:value="5.51313379897963E-015" calcext:value-type="float">
            <text:p>6E-15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A18]*2" office:value-type="float" office:value="2048" calcext:value-type="float">
            <text:p>2048</text:p>
          </table:table-cell>
          <table:table-cell table:formula="of:=[.AA20]" office:value-type="float" office:value="4096" calcext:value-type="float">
            <text:p>409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E18]*2" office:value-type="float" office:value="2048" calcext:value-type="float">
            <text:p>2048</text:p>
          </table:table-cell>
          <table:table-cell table:formula="of:=[.AE20]" office:value-type="float" office:value="4096" calcext:value-type="float">
            <text:p>409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I18]*2" office:value-type="float" office:value="2048" calcext:value-type="float">
            <text:p>2048</text:p>
          </table:table-cell>
          <table:table-cell table:formula="of:=[.AI20]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A19]*2" office:value-type="float" office:value="4096" calcext:value-type="float">
            <text:p>4096</text:p>
          </table:table-cell>
          <table:table-cell table:formula="of:=[.AA21]" office:value-type="float" office:value="8192" calcext:value-type="float">
            <text:p>819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E19]*2" office:value-type="float" office:value="4096" calcext:value-type="float">
            <text:p>4096</text:p>
          </table:table-cell>
          <table:table-cell table:formula="of:=[.AE21]" office:value-type="float" office:value="8192" calcext:value-type="float">
            <text:p>819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I19]*2" office:value-type="float" office:value="4096" calcext:value-type="float">
            <text:p>4096</text:p>
          </table:table-cell>
          <table:table-cell table:formula="of:=[.AI21]"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=4x4</text:p>
          </table:table-cell>
          <table:table-cell table:style-name="ce1" office:value-type="string" calcext:value-type="string" table:number-columns-spanned="5" table:number-rows-spanned="1">
            <text:p>Raw Data</text:p>
          </table:table-cell>
          <table:covered-table-cell table:number-columns-repeated="4"/>
          <table:table-cell table:style-name="ce1" office:value-type="string" calcext:value-type="string" table:number-columns-spanned="2" table:number-rows-spanned="1">
            <text:p>Normalized</text:p>
          </table:table-cell>
          <table:covered-table-cell/>
          <table:table-cell table:style-name="ce7" office:value-type="string" calcext:value-type="string" table:number-columns-spanned="4" table:number-rows-spanned="1">
            <text:p>Errors</text:p>
          </table:table-cell>
          <table:covered-table-cell table:number-columns-repeated="3"/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A20]*2" office:value-type="float" office:value="8192" calcext:value-type="float">
            <text:p>8192</text:p>
          </table:table-cell>
          <table:table-cell table:formula="of:=[.AA22]" office:value-type="float" office:value="16384" calcext:value-type="float">
            <text:p>1638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E20]*2" office:value-type="float" office:value="8192" calcext:value-type="float">
            <text:p>8192</text:p>
          </table:table-cell>
          <table:table-cell table:formula="of:=[.AE22]" office:value-type="float" office:value="16384" calcext:value-type="float">
            <text:p>1638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I20]*2" office:value-type="float" office:value="8192" calcext:value-type="float">
            <text:p>8192</text:p>
          </table:table-cell>
          <table:table-cell table:formula="of:=[.AI22]" office:value-type="float" office:value="16384" calcext:value-type="float">
            <text:p>16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d Dimension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office:value-type="string" calcext:value-type="string">
            <text:p>2D Aligned/N</text:p>
          </table:table-cell>
          <table:table-cell office:value-type="string" calcext:value-type="string">
            <text:p>2D Not Aligned/N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A21]*2" office:value-type="float" office:value="16384" calcext:value-type="float">
            <text:p>16384</text:p>
          </table:table-cell>
          <table:table-cell table:formula="of:=[.AA23]" office:value-type="float" office:value="32768" calcext:value-type="float">
            <text:p>3276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E21]*2" office:value-type="float" office:value="16384" calcext:value-type="float">
            <text:p>16384</text:p>
          </table:table-cell>
          <table:table-cell table:formula="of:=[.AE23]" office:value-type="float" office:value="32768" calcext:value-type="float">
            <text:p>3276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I21]*2" office:value-type="float" office:value="16384" calcext:value-type="float">
            <text:p>16384</text:p>
          </table:table-cell>
          <table:table-cell table:formula="of:=[.AI23]"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13067408793999" calcext:value-type="float">
            <text:p>2.130674087939990000</text:p>
          </table:table-cell>
          <table:table-cell table:style-name="ce4" office:value-type="float" office:value="8.5226940623918" calcext:value-type="float">
            <text:p>8.5226940624</text:p>
          </table:table-cell>
          <table:table-cell table:style-name="ce4" office:value-type="float" office:value="8.52269406239181" calcext:value-type="float">
            <text:p>8.5226940624</text:p>
          </table:table-cell>
          <table:table-cell table:formula="of:=[.E23]/4" office:value-type="float" office:value="2.13067351559795" calcext:value-type="float">
            <text:p>2.1306735156</text:p>
          </table:table-cell>
          <table:table-cell table:formula="of:=[.F23]/4" office:value-type="float" office:value="2.13067351559795" calcext:value-type="float">
            <text:p>2.1306735156</text:p>
          </table:table-cell>
          <table:table-cell table:style-name="ce10" table:formula="of:=ABS([.C23]-[.$B23])/[.$B23]+1E-016" office:value-type="percentage" office:value="0.0396903181453618" calcext:value-type="percentage">
            <text:p>3.9690318%</text:p>
          </table:table-cell>
          <table:table-cell table:style-name="ce10" table:formula="of:=ABS([.D23]-[.$B23])/[.$B23]+1E-016" office:value-type="percentage" office:value="0.0671879760193912" calcext:value-type="percentage">
            <text:p>6.7187976%</text:p>
          </table:table-cell>
          <table:table-cell table:style-name="ce10" table:formula="of:=ABS([.G23]-[.$B23])/[.$B23]+1E-016" office:value-type="percentage" office:value="0.06718822659152" calcext:value-type="percentage">
            <text:p>6.7188227%</text:p>
          </table:table-cell>
          <table:table-cell table:style-name="ce10" table:formula="of:=ABS([.H23]-[.$B23])/[.$B23]+1E-016" office:value-type="percentage" office:value="0.067188226591519" calcext:value-type="percentage">
            <text:p>6.7188227%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A22]*2" office:value-type="float" office:value="32768" calcext:value-type="float">
            <text:p>32768</text:p>
          </table:table-cell>
          <table:table-cell table:formula="of:=[.AA24]" office:value-type="float" office:value="65536" calcext:value-type="float">
            <text:p>655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E22]*2" office:value-type="float" office:value="32768" calcext:value-type="float">
            <text:p>32768</text:p>
          </table:table-cell>
          <table:table-cell table:formula="of:=[.AE24]" office:value-type="float" office:value="65536" calcext:value-type="float">
            <text:p>655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I22]*2" office:value-type="float" office:value="32768" calcext:value-type="float">
            <text:p>32768</text:p>
          </table:table-cell>
          <table:table-cell table:formula="of:=[.AI24]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61576451295" calcext:value-type="float">
            <text:p>2.284615764512950000</text:p>
          </table:table-cell>
          <table:table-cell table:style-name="ce4" office:value-type="float" office:value="9.13846305795394" calcext:value-type="float">
            <text:p>9.138463058</text:p>
          </table:table-cell>
          <table:table-cell table:style-name="ce4" office:value-type="float" office:value="8.67571305768336" calcext:value-type="float">
            <text:p>8.6757130577</text:p>
          </table:table-cell>
          <table:table-cell table:formula="of:=[.E24]/4" office:value-type="float" office:value="2.28461576448848" calcext:value-type="float">
            <text:p>2.2846157645</text:p>
          </table:table-cell>
          <table:table-cell table:formula="of:=[.F24]/4" office:value-type="float" office:value="2.16892826442084" calcext:value-type="float">
            <text:p>2.1689282644</text:p>
          </table:table-cell>
          <table:table-cell table:style-name="ce10" table:formula="of:=ABS([.C24]-[.$B24])/[.$B24]+1E-016" office:value-type="percentage" office:value="0.0396903181453618" calcext:value-type="percentage">
            <text:p>3.9690318%</text:p>
          </table:table-cell>
          <table:table-cell table:style-name="ce10" table:formula="of:=ABS([.D24]-[.$B24])/[.$B24]+1E-016" office:value-type="percentage" office:value="0.00020790010815826" calcext:value-type="percentage">
            <text:p>0.0207900%</text:p>
          </table:table-cell>
          <table:table-cell table:style-name="ce10" table:formula="of:=ABS([.G24]-[.$B24])/[.$B24]+1E-016" office:value-type="percentage" office:value="0.000207900097448865" calcext:value-type="percentage">
            <text:p>0.0207900%</text:p>
          </table:table-cell>
          <table:table-cell table:style-name="ce10" table:formula="of:=ABS([.H24]-[.$B24])/[.$B24]+1E-016" office:value-type="percentage" office:value="0.0504402453407362" calcext:value-type="percentage">
            <text:p>5.0440245%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formula="of:=[.AA23]*2" office:value-type="float" office:value="65536" calcext:value-type="float">
            <text:p>65536</text:p>
          </table:table-cell>
          <table:table-cell table:formula="of:=[.AA25]" office:value-type="float" office:value="131072" calcext:value-type="float">
            <text:p>13107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E23]*2" office:value-type="float" office:value="65536" calcext:value-type="float">
            <text:p>65536</text:p>
          </table:table-cell>
          <table:table-cell table:formula="of:=[.AE25]" office:value-type="float" office:value="131072" calcext:value-type="float">
            <text:p>13107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I23]*2" office:value-type="float" office:value="65536" calcext:value-type="float">
            <text:p>65536</text:p>
          </table:table-cell>
          <table:table-cell table:formula="of:=[.AI25]" office:value-type="float" office:value="131072" calcext:value-type="float">
            <text:p>1310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2" calcext:value-type="float">
            <text:p>9.1365635655</text:p>
          </table:table-cell>
          <table:table-cell table:style-name="ce4" office:value-type="float" office:value="8.96541310636854" calcext:value-type="float">
            <text:p>8.9654131064</text:p>
          </table:table-cell>
          <table:table-cell table:formula="of:=[.E25]/4" office:value-type="float" office:value="2.28414089137458" calcext:value-type="float">
            <text:p>2.2841408914</text:p>
          </table:table-cell>
          <table:table-cell table:formula="of:=[.F25]/4" office:value-type="float" office:value="2.24135327659214" calcext:value-type="float">
            <text:p>2.2413532766</text:p>
          </table:table-cell>
          <table:table-cell table:style-name="ce10" table:formula="of:=ABS([.C25]-[.$B25])/[.$B25]+1E-016" office:value-type="percentage" office:value="0.0396903181453618" calcext:value-type="percentage">
            <text:p>3.9690318%</text:p>
          </table:table-cell>
          <table:table-cell table:style-name="ce10" table:formula="of:=ABS([.D25]-[.$B25])/[.$B25]+1E-016" office:value-type="percentage" office:value="1E-016" calcext:value-type="percentage">
            <text:p>0.0000000%</text:p>
          </table:table-cell>
          <table:table-cell table:style-name="ce10" table:formula="of:=ABS([.G25]-[.$B25])/[.$B25]+1E-016" office:value-type="percentage" office:value="1E-016" calcext:value-type="percentage">
            <text:p>0.0000000%</text:p>
          </table:table-cell>
          <table:table-cell table:style-name="ce10" table:formula="of:=ABS([.H25]-[.$B25])/[.$B25]+1E-016" office:value-type="percentage" office:value="0.0187324761550488" calcext:value-type="percentage">
            <text:p>1.8732476%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formula="of:=[.AA24]*2" office:value-type="float" office:value="131072" calcext:value-type="float">
            <text:p>131072</text:p>
          </table:table-cell>
          <table:table-cell table:formula="of:=[.AA26]" office:value-type="float" office:value="262144" calcext:value-type="float">
            <text:p>26214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E24]*2" office:value-type="float" office:value="131072" calcext:value-type="float">
            <text:p>131072</text:p>
          </table:table-cell>
          <table:table-cell table:formula="of:=[.AE26]" office:value-type="float" office:value="262144" calcext:value-type="float">
            <text:p>26214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I24]*2" office:value-type="float" office:value="131072" calcext:value-type="float">
            <text:p>131072</text:p>
          </table:table-cell>
          <table:table-cell table:formula="of:=[.AI26]" office:value-type="float" office:value="262144" calcext:value-type="float">
            <text:p>2621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" calcext:value-type="float">
            <text:p>9.1365635655</text:p>
          </table:table-cell>
          <table:table-cell table:style-name="ce4" office:value-type="float" office:value="9.12268969554936" calcext:value-type="float">
            <text:p>9.1226896955</text:p>
          </table:table-cell>
          <table:table-cell table:formula="of:=[.E26]/4" office:value-type="float" office:value="2.28414089137457" calcext:value-type="float">
            <text:p>2.2841408914</text:p>
          </table:table-cell>
          <table:table-cell table:formula="of:=[.F26]/4" office:value-type="float" office:value="2.28067242388734" calcext:value-type="float">
            <text:p>2.2806724239</text:p>
          </table:table-cell>
          <table:table-cell table:style-name="ce10" table:formula="of:=ABS([.C26]-[.$B26])/[.$B26]+1E-016" office:value-type="percentage" office:value="0.0396903181453618" calcext:value-type="percentage">
            <text:p>3.9690318%</text:p>
          </table:table-cell>
          <table:table-cell table:style-name="ce10" table:formula="of:=ABS([.D26]-[.$B26])/[.$B26]+1E-016" office:value-type="percentage" office:value="1E-016" calcext:value-type="percentage">
            <text:p>0.0000000%</text:p>
          </table:table-cell>
          <table:table-cell table:style-name="ce10" table:formula="of:=ABS([.G26]-[.$B26])/[.$B26]+1E-016" office:value-type="percentage" office:value="1E-016" calcext:value-type="percentage">
            <text:p>0.0000000%</text:p>
          </table:table-cell>
          <table:table-cell table:style-name="ce10" table:formula="of:=ABS([.H26]-[.$B26])/[.$B26]+1E-016" office:value-type="percentage" office:value="0.00151849980022646" calcext:value-type="percentage">
            <text:p>0.1518500%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 table:formula="of:=[.AA25]*2" office:value-type="float" office:value="262144" calcext:value-type="float">
            <text:p>262144</text:p>
          </table:table-cell>
          <table:table-cell table:formula="of:=[.AA28]" office:value-type="float" office:value="65536" calcext:value-type="float">
            <text:p>6553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E25]*2" office:value-type="float" office:value="262144" calcext:value-type="float">
            <text:p>262144</text:p>
          </table:table-cell>
          <table:table-cell table:formula="of:=[.AE28]" office:value-type="float" office:value="1048576" calcext:value-type="float">
            <text:p>104857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I25]*2" office:value-type="float" office:value="262144" calcext:value-type="float">
            <text:p>262144</text:p>
          </table:table-cell>
          <table:table-cell table:formula="of:=[.AI28]" office:value-type="float" office:value="1048576" calcext:value-type="float">
            <text:p>104857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1" calcext:value-type="float">
            <text:p>9.1365635655</text:p>
          </table:table-cell>
          <table:table-cell table:style-name="ce4" office:value-type="float" office:value="9.13769550622505" calcext:value-type="float">
            <text:p>9.1376955062</text:p>
          </table:table-cell>
          <table:table-cell table:formula="of:=[.E27]/4" office:value-type="float" office:value="2.28414089137458" calcext:value-type="float">
            <text:p>2.2841408914</text:p>
          </table:table-cell>
          <table:table-cell table:formula="of:=[.F27]/4" office:value-type="float" office:value="2.28442387655626" calcext:value-type="float">
            <text:p>2.2844238766</text:p>
          </table:table-cell>
          <table:table-cell table:style-name="ce10" table:formula="of:=ABS([.C27]-[.$B27])/[.$B27]+1E-016" office:value-type="percentage" office:value="0.0396903181453618" calcext:value-type="percentage">
            <text:p>3.9690318%</text:p>
          </table:table-cell>
          <table:table-cell table:style-name="ce10" table:formula="of:=ABS([.D27]-[.$B27])/[.$B27]+1E-016" office:value-type="percentage" office:value="1E-016" calcext:value-type="percentage">
            <text:p>0.0000000%</text:p>
          </table:table-cell>
          <table:table-cell table:style-name="ce10" table:formula="of:=ABS([.G27]-[.$B27])/[.$B27]+1E-016" office:value-type="percentage" office:value="1E-016" calcext:value-type="percentage">
            <text:p>0.0000000%</text:p>
          </table:table-cell>
          <table:table-cell table:style-name="ce10" table:formula="of:=ABS([.H27]-[.$B27])/[.$B27]+1E-016" office:value-type="percentage" office:value="0.000123891298802915" calcext:value-type="percentage">
            <text:p>0.0123891%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formula="of:=[.AA25]" office:value-type="float" office:value="131072" calcext:value-type="float">
            <text:p>131072</text:p>
          </table:table-cell>
          <table:table-cell table:formula="of:=[.AA29]" office:value-type="float" office:value="32768" calcext:value-type="float">
            <text:p>3276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E26]*2" office:value-type="float" office:value="524288" calcext:value-type="float">
            <text:p>524288</text:p>
          </table:table-cell>
          <table:table-cell table:formula="of:=[.AE29]" office:value-type="float" office:value="2097152" calcext:value-type="float">
            <text:p>209715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I26]*2" office:value-type="float" office:value="524288" calcext:value-type="float">
            <text:p>524288</text:p>
          </table:table-cell>
          <table:table-cell table:formula="of:=[.AI29]" office:value-type="float" office:value="2097152" calcext:value-type="float">
            <text:p>209715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6" calcext:value-type="float">
            <text:p>9.1365635655</text:p>
          </table:table-cell>
          <table:table-cell table:style-name="ce4" office:value-type="float" office:value="9.13707616383847" calcext:value-type="float">
            <text:p>9.1370761638</text:p>
          </table:table-cell>
          <table:table-cell table:formula="of:=[.E28]/4" office:value-type="float" office:value="2.28414089137459" calcext:value-type="float">
            <text:p>2.2841408914</text:p>
          </table:table-cell>
          <table:table-cell table:formula="of:=[.F28]/4" office:value-type="float" office:value="2.28426904095962" calcext:value-type="float">
            <text:p>2.284269041</text:p>
          </table:table-cell>
          <table:table-cell table:style-name="ce10" table:formula="of:=ABS([.C28]-[.$B28])/[.$B28]+1E-016" office:value-type="percentage" office:value="0.0396903181453618" calcext:value-type="percentage">
            <text:p>3.9690318%</text:p>
          </table:table-cell>
          <table:table-cell table:style-name="ce10" table:formula="of:=ABS([.D28]-[.$B28])/[.$B28]+1E-016" office:value-type="percentage" office:value="1E-016" calcext:value-type="percentage">
            <text:p>0.0000000%</text:p>
          </table:table-cell>
          <table:table-cell table:style-name="ce10" table:formula="of:=ABS([.G28]-[.$B28])/[.$B28]+1E-016" office:value-type="percentage" office:value="4.18288010694431E-015" calcext:value-type="percentage">
            <text:p>0.0000000%</text:p>
          </table:table-cell>
          <table:table-cell table:style-name="ce10" table:formula="of:=ABS([.H28]-[.$B28])/[.$B28]+1E-016" office:value-type="percentage" office:value="0.0000561040632476705" calcext:value-type="percentage">
            <text:p>0.0056104%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table:formula="of:=[.AA24]" office:value-type="float" office:value="65536" calcext:value-type="float">
            <text:p>65536</text:p>
          </table:table-cell>
          <table:table-cell table:formula="of:=[.AA30]" office:value-type="float" office:value="16384" calcext:value-type="float">
            <text:p>1638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E27]*2" office:value-type="float" office:value="1048576" calcext:value-type="float">
            <text:p>1048576</text:p>
          </table:table-cell>
          <table:table-cell table:formula="of:=[.AE29]" office:value-type="float" office:value="2097152" calcext:value-type="float">
            <text:p>209715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I27]*2" office:value-type="float" office:value="1048576" calcext:value-type="float">
            <text:p>1048576</text:p>
          </table:table-cell>
          <table:table-cell table:formula="of:=[.AI29]" office:value-type="float" office:value="2097152" calcext:value-type="float">
            <text:p>209715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2" calcext:value-type="float">
            <text:p>9.1365635655</text:p>
          </table:table-cell>
          <table:table-cell table:style-name="ce4" office:value-type="float" office:value="9.13718841959629" calcext:value-type="float">
            <text:p>9.1371884196</text:p>
          </table:table-cell>
          <table:table-cell table:formula="of:=[.E29]/4" office:value-type="float" office:value="2.28414089137458" calcext:value-type="float">
            <text:p>2.2841408914</text:p>
          </table:table-cell>
          <table:table-cell table:formula="of:=[.F29]/4" office:value-type="float" office:value="2.28429710489907" calcext:value-type="float">
            <text:p>2.2842971049</text:p>
          </table:table-cell>
          <table:table-cell table:style-name="ce10" table:formula="of:=ABS([.C29]-[.$B29])/[.$B29]+1E-016" office:value-type="percentage" office:value="0.0396903181453618" calcext:value-type="percentage">
            <text:p>3.9690318%</text:p>
          </table:table-cell>
          <table:table-cell table:style-name="ce10" table:formula="of:=ABS([.D29]-[.$B29])/[.$B29]+1E-016" office:value-type="percentage" office:value="1E-016" calcext:value-type="percentage">
            <text:p>0.0000000%</text:p>
          </table:table-cell>
          <table:table-cell table:style-name="ce10" table:formula="of:=ABS([.G29]-[.$B29])/[.$B29]+1E-016" office:value-type="percentage" office:value="1E-016" calcext:value-type="percentage">
            <text:p>0.0000000%</text:p>
          </table:table-cell>
          <table:table-cell table:style-name="ce10" table:formula="of:=ABS([.H29]-[.$B29])/[.$B29]+1E-016" office:value-type="percentage" office:value="0.0000683904942471576" calcext:value-type="percentage">
            <text:p>0.0068390%</text:p>
          </table:table-cell>
          <table:table-cell table:number-columns-repeated="13"/>
          <table:table-cell office:value-type="float" office:value="22" calcext:value-type="float">
            <text:p>22</text:p>
          </table:table-cell>
          <table:table-cell table:formula="of:=[.AA23]" office:value-type="float" office:value="32768" calcext:value-type="float">
            <text:p>32768</text:p>
          </table:table-cell>
          <table:table-cell table:formula="of:=[.AA31]" office:value-type="float" office:value="8192" calcext:value-type="float">
            <text:p>819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E28]*2" office:value-type="float" office:value="2097152" calcext:value-type="float">
            <text:p>2097152</text:p>
          </table:table-cell>
          <table:table-cell table:formula="of:=[.AE30]" office:value-type="float" office:value="4194304" calcext:value-type="float">
            <text:p>419430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I28]*2" office:value-type="float" office:value="2097152" calcext:value-type="float">
            <text:p>2097152</text:p>
          </table:table-cell>
          <table:table-cell table:formula="of:=[.AI30]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2" calcext:value-type="float">
            <text:p>9.1365635655</text:p>
          </table:table-cell>
          <table:table-cell table:style-name="ce4" office:value-type="float" office:value="9.1369551246868" calcext:value-type="float">
            <text:p>9.1369551247</text:p>
          </table:table-cell>
          <table:table-cell table:formula="of:=[.E30]/4" office:value-type="float" office:value="2.28414089137458" calcext:value-type="float">
            <text:p>2.2841408914</text:p>
          </table:table-cell>
          <table:table-cell table:formula="of:=[.F30]/4" office:value-type="float" office:value="2.2842387811717" calcext:value-type="float">
            <text:p>2.2842387812</text:p>
          </table:table-cell>
          <table:table-cell table:style-name="ce10" table:formula="of:=ABS([.C30]-[.$B30])/[.$B30]+1E-016" office:value-type="percentage" office:value="0.0396903181453618" calcext:value-type="percentage">
            <text:p>3.9690318%</text:p>
          </table:table-cell>
          <table:table-cell table:style-name="ce10" table:formula="of:=ABS([.D30]-[.$B30])/[.$B30]+1E-016" office:value-type="percentage" office:value="1E-016" calcext:value-type="percentage">
            <text:p>0.0000000%</text:p>
          </table:table-cell>
          <table:table-cell table:style-name="ce10" table:formula="of:=ABS([.G30]-[.$B30])/[.$B30]+1E-016" office:value-type="percentage" office:value="1E-016" calcext:value-type="percentage">
            <text:p>0.0000000%</text:p>
          </table:table-cell>
          <table:table-cell table:style-name="ce10" table:formula="of:=ABS([.H30]-[.$B30])/[.$B30]+1E-016" office:value-type="percentage" office:value="0.0000428562867947869" calcext:value-type="percentage">
            <text:p>0.0042856%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formula="of:=[.AA22]" office:value-type="float" office:value="16384" calcext:value-type="float">
            <text:p>16384</text:p>
          </table:table-cell>
          <table:table-cell table:formula="of:=[.AA32]" office:value-type="float" office:value="4096" calcext:value-type="float">
            <text:p>409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E29]*2" office:value-type="float" office:value="4194304" calcext:value-type="float">
            <text:p>4194304</text:p>
          </table:table-cell>
          <table:table-cell table:formula="of:=[.AE31]" office:value-type="float" office:value="8388608" calcext:value-type="float">
            <text:p>838860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I29]*2" office:value-type="float" office:value="4194304" calcext:value-type="float">
            <text:p>4194304</text:p>
          </table:table-cell>
          <table:table-cell table:formula="of:=[.AI32]" office:value-type="float" office:value="16777216" calcext:value-type="float">
            <text:p>167772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6" calcext:value-type="float">
            <text:p>9.1365635655</text:p>
          </table:table-cell>
          <table:table-cell table:style-name="ce4" office:value-type="float" office:value="9.13687755236608" calcext:value-type="float">
            <text:p>9.1368775524</text:p>
          </table:table-cell>
          <table:table-cell table:formula="of:=[.E31]/4" office:value-type="float" office:value="2.28414089137459" calcext:value-type="float">
            <text:p>2.2841408914</text:p>
          </table:table-cell>
          <table:table-cell table:formula="of:=[.F31]/4" office:value-type="float" office:value="2.28421938809152" calcext:value-type="float">
            <text:p>2.2842193881</text:p>
          </table:table-cell>
          <table:table-cell table:style-name="ce10" table:formula="of:=ABS([.C31]-[.$B31])/[.$B31]+1E-016" office:value-type="percentage" office:value="0.0396903181453618" calcext:value-type="percentage">
            <text:p>3.9690318%</text:p>
          </table:table-cell>
          <table:table-cell table:style-name="ce10" table:formula="of:=ABS([.D31]-[.$B31])/[.$B31]+1E-016" office:value-type="percentage" office:value="1E-016" calcext:value-type="percentage">
            <text:p>0.0000000%</text:p>
          </table:table-cell>
          <table:table-cell table:style-name="ce10" table:formula="of:=ABS([.G31]-[.$B31])/[.$B31]+1E-016" office:value-type="percentage" office:value="3.98845724470887E-015" calcext:value-type="percentage">
            <text:p>0.0000000%</text:p>
          </table:table-cell>
          <table:table-cell table:style-name="ce10" table:formula="of:=ABS([.H31]-[.$B31])/[.$B31]+1E-016" office:value-type="percentage" office:value="0.000034365969820682" calcext:value-type="percentage">
            <text:p>0.0034366%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table:formula="of:=[.AA21]" office:value-type="float" office:value="8192" calcext:value-type="float">
            <text:p>8192</text:p>
          </table:table-cell>
          <table:table-cell table:formula="of:=[.AA33]" office:value-type="float" office:value="2048" calcext:value-type="float">
            <text:p>204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E30]*2" office:value-type="float" office:value="8388608" calcext:value-type="float">
            <text:p>8388608</text:p>
          </table:table-cell>
          <table:table-cell table:formula="of:=[.AE32]" office:value-type="float" office:value="16777216" calcext:value-type="float">
            <text:p>167772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I30]*2" office:value-type="float" office:value="8388608" calcext:value-type="float">
            <text:p>8388608</text:p>
          </table:table-cell>
          <table:table-cell table:formula="of:=[.AI33]" office:value-type="float" office:value="33554432" calcext:value-type="float">
            <text:p>335544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3" calcext:value-type="float">
            <text:p>9.1365635655</text:p>
          </table:table-cell>
          <table:table-cell table:style-name="ce4" office:value-type="float" office:value="9.13679500401189" calcext:value-type="float">
            <text:p>9.136795004</text:p>
          </table:table-cell>
          <table:table-cell table:formula="of:=[.E32]/4" office:value-type="float" office:value="2.28414089137458" calcext:value-type="float">
            <text:p>2.2841408914</text:p>
          </table:table-cell>
          <table:table-cell table:formula="of:=[.F32]/4" office:value-type="float" office:value="2.28419875100297" calcext:value-type="float">
            <text:p>2.284198751</text:p>
          </table:table-cell>
          <table:table-cell table:style-name="ce10" table:formula="of:=ABS([.C32]-[.$B32])/[.$B32]+1E-016" office:value-type="percentage" office:value="0.0396903181453618" calcext:value-type="percentage">
            <text:p>3.9690318%</text:p>
          </table:table-cell>
          <table:table-cell table:style-name="ce10" table:formula="of:=ABS([.D32]-[.$B32])/[.$B32]+1E-016" office:value-type="percentage" office:value="1E-016" calcext:value-type="percentage">
            <text:p>0.0000000%</text:p>
          </table:table-cell>
          <table:table-cell table:style-name="ce10" table:formula="of:=ABS([.G32]-[.$B32])/[.$B32]+1E-016" office:value-type="percentage" office:value="1E-016" calcext:value-type="percentage">
            <text:p>0.0000000%</text:p>
          </table:table-cell>
          <table:table-cell table:style-name="ce10" table:formula="of:=ABS([.H32]-[.$B32])/[.$B32]+1E-016" office:value-type="percentage" office:value="0.0000253310242856864" calcext:value-type="percentage">
            <text:p>0.0025331%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table:formula="of:=[.AA20]" office:value-type="float" office:value="4096" calcext:value-type="float">
            <text:p>4096</text:p>
          </table:table-cell>
          <table:table-cell table:formula="of:=[.AA34]" office:value-type="float" office:value="1024" calcext:value-type="float">
            <text:p>102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E31]*2" office:value-type="float" office:value="16777216" calcext:value-type="float">
            <text:p>16777216</text:p>
          </table:table-cell>
          <table:table-cell table:formula="of:=[.AE33]" office:value-type="float" office:value="33554432" calcext:value-type="float">
            <text:p>3355443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I31]*2" office:value-type="float" office:value="16777216" calcext:value-type="float">
            <text:p>16777216</text:p>
          </table:table-cell>
          <table:table-cell table:formula="of:=[.AI33]" office:value-type="float" office:value="33554432" calcext:value-type="float">
            <text:p>3355443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6" calcext:value-type="float">
            <text:p>9.1365635655</text:p>
          </table:table-cell>
          <table:table-cell table:style-name="ce4" office:value-type="float" office:value="9.13660717590044" calcext:value-type="float">
            <text:p>9.1366071759</text:p>
          </table:table-cell>
          <table:table-cell table:formula="of:=[.E33]/4" office:value-type="float" office:value="2.28414089137459" calcext:value-type="float">
            <text:p>2.2841408914</text:p>
          </table:table-cell>
          <table:table-cell table:formula="of:=[.F33]/4" office:value-type="float" office:value="2.28415179397511" calcext:value-type="float">
            <text:p>2.284151794</text:p>
          </table:table-cell>
          <table:table-cell table:style-name="ce10" table:formula="of:=ABS([.C33]-[.$B33])/[.$B33]+1E-016" office:value-type="percentage" office:value="0.0396903181453618" calcext:value-type="percentage">
            <text:p>3.9690318%</text:p>
          </table:table-cell>
          <table:table-cell table:style-name="ce10" table:formula="of:=ABS([.D33]-[.$B33])/[.$B33]+1E-016" office:value-type="percentage" office:value="1E-016" calcext:value-type="percentage">
            <text:p>0.0000000%</text:p>
          </table:table-cell>
          <table:table-cell table:style-name="ce10" table:formula="of:=ABS([.G33]-[.$B33])/[.$B33]+1E-016" office:value-type="percentage" office:value="3.98845724470887E-015" calcext:value-type="percentage">
            <text:p>0.0000000%</text:p>
          </table:table-cell>
          <table:table-cell table:style-name="ce10" table:formula="of:=ABS([.H33]-[.$B33])/[.$B33]+1E-016" office:value-type="percentage" office:value="0.00000477317339389244" calcext:value-type="percentage">
            <text:p>0.0004773%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 table:formula="of:=[.AA19]" office:value-type="float" office:value="2048" calcext:value-type="float">
            <text:p>2048</text:p>
          </table:table-cell>
          <table:table-cell table:formula="of:=[.AA35]" office:value-type="float" office:value="512" calcext:value-type="float">
            <text:p>5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E32]*2" office:value-type="float" office:value="33554432" calcext:value-type="float">
            <text:p>33554432</text:p>
          </table:table-cell>
          <table:table-cell table:formula="of:=[.AE34]" office:value-type="float" office:value="67108864" calcext:value-type="float">
            <text:p>6710886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I32]*2" office:value-type="float" office:value="33554432" calcext:value-type="float">
            <text:p>33554432</text:p>
          </table:table-cell>
          <table:table-cell table:formula="of:=[.AI34]" office:value-type="float" office:value="67108864" calcext:value-type="float">
            <text:p>6710886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2" calcext:value-type="float">
            <text:p>9.1365635655</text:p>
          </table:table-cell>
          <table:table-cell table:style-name="ce4" office:value-type="float" office:value="9.13659929570562" calcext:value-type="float">
            <text:p>9.1365992957</text:p>
          </table:table-cell>
          <table:table-cell table:formula="of:=[.E34]/4" office:value-type="float" office:value="2.28414089137458" calcext:value-type="float">
            <text:p>2.2841408914</text:p>
          </table:table-cell>
          <table:table-cell table:formula="of:=[.F34]/4" office:value-type="float" office:value="2.2841498239264" calcext:value-type="float">
            <text:p>2.2841498239</text:p>
          </table:table-cell>
          <table:table-cell table:style-name="ce10" table:formula="of:=ABS([.C34]-[.$B34])/[.$B34]+1E-016" office:value-type="percentage" office:value="0.0396903181453618" calcext:value-type="percentage">
            <text:p>3.9690318%</text:p>
          </table:table-cell>
          <table:table-cell table:style-name="ce10" table:formula="of:=ABS([.D34]-[.$B34])/[.$B34]+1E-016" office:value-type="percentage" office:value="1E-016" calcext:value-type="percentage">
            <text:p>0.0000000%</text:p>
          </table:table-cell>
          <table:table-cell table:style-name="ce10" table:formula="of:=ABS([.G34]-[.$B34])/[.$B34]+1E-016" office:value-type="percentage" office:value="1E-016" calcext:value-type="percentage">
            <text:p>0.0000000%</text:p>
          </table:table-cell>
          <table:table-cell table:style-name="ce10" table:formula="of:=ABS([.H34]-[.$B34])/[.$B34]+1E-016" office:value-type="percentage" office:value="0.00000391068338178455" calcext:value-type="percentage">
            <text:p>0.0003911%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 table:formula="of:=[.AA18]" office:value-type="float" office:value="1024" calcext:value-type="float">
            <text:p>1024</text:p>
          </table:table-cell>
          <table:table-cell table:formula="of:=[.AA36]" office:value-type="float" office:value="256" calcext:value-type="float">
            <text:p>25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E33]*2" office:value-type="float" office:value="67108864" calcext:value-type="float">
            <text:p>67108864</text:p>
          </table:table-cell>
          <table:table-cell table:formula="of:=[.AE36]" office:value-type="float" office:value="268435456" calcext:value-type="float">
            <text:p>26843545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I33]*2" office:value-type="float" office:value="67108864" calcext:value-type="float">
            <text:p>67108864</text:p>
          </table:table-cell>
          <table:table-cell table:formula="of:=[.AI36]" office:value-type="float" office:value="268435456" calcext:value-type="float">
            <text:p>26843545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office:value-type="float" office:value="2.28414089137458" calcext:value-type="float">
            <text:p>2.284140891374580000</text:p>
          </table:table-cell>
          <table:table-cell office:value-type="float" office:value="9.13656356549833" calcext:value-type="float">
            <text:p>9.1365635655</text:p>
          </table:table-cell>
          <table:table-cell office:value-type="float" office:value="9.13657878461115" calcext:value-type="float">
            <text:p>9.1365787846</text:p>
          </table:table-cell>
          <table:table-cell table:formula="of:=[.E35]/4" office:value-type="float" office:value="2.28414089137458" calcext:value-type="float">
            <text:p>2.2841408914</text:p>
          </table:table-cell>
          <table:table-cell table:formula="of:=[.F35]/4" office:value-type="float" office:value="2.28414469615279" calcext:value-type="float">
            <text:p>2.2841446962</text:p>
          </table:table-cell>
          <table:table-cell table:style-name="ce10" table:formula="of:=ABS([.C35]-[.$B35])/[.$B35]+1E-016" office:value-type="percentage" office:value="0.0396903181453618" calcext:value-type="percentage">
            <text:p>3.9690318%</text:p>
          </table:table-cell>
          <table:table-cell table:style-name="ce10" table:formula="of:=ABS([.D35]-[.$B35])/[.$B35]+1E-016" office:value-type="percentage" office:value="1E-016" calcext:value-type="percentage">
            <text:p>0.0000000%</text:p>
          </table:table-cell>
          <table:table-cell table:style-name="ce10" table:formula="of:=ABS([.G35]-[.$B35])/[.$B35]+1E-016" office:value-type="percentage" office:value="1E-016" calcext:value-type="percentage">
            <text:p>0.0000000%</text:p>
          </table:table-cell>
          <table:table-cell table:style-name="ce10" table:formula="of:=ABS([.H35]-[.$B35])/[.$B35]+1E-016" office:value-type="percentage" office:value="0.00000166573709216863" calcext:value-type="percentage">
            <text:p>0.0001666%</text:p>
          </table:table-cell>
          <table:table-cell table:number-columns-repeated="13"/>
          <table:table-cell office:value-type="float" office:value="28" calcext:value-type="float">
            <text:p>28</text:p>
          </table:table-cell>
          <table:table-cell table:formula="of:=[.AA17]" office:value-type="float" office:value="512" calcext:value-type="float">
            <text:p>512</text:p>
          </table:table-cell>
          <table:table-cell table:formula="of:=[.AA37]" office:value-type="float" office:value="128" calcext:value-type="float">
            <text:p>12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E34]*2" office:value-type="float" office:value="134217728" calcext:value-type="float">
            <text:p>134217728</text:p>
          </table:table-cell>
          <table:table-cell table:formula="of:=[.AE37]" office:value-type="float" office:value="536870912" calcext:value-type="float">
            <text:p>53687091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I34]*2" office:value-type="float" office:value="134217728" calcext:value-type="float">
            <text:p>134217728</text:p>
          </table:table-cell>
          <table:table-cell table:formula="of:=[.AI37]" office:value-type="float" office:value="536870912" calcext:value-type="float">
            <text:p>53687091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office:value-type="float" office:value="2.28414089137458" calcext:value-type="float">
            <text:p>2.284140891374580000</text:p>
          </table:table-cell>
          <table:table-cell office:value-type="float" office:value="9.13656356549833" calcext:value-type="float">
            <text:p>9.1365635655</text:p>
          </table:table-cell>
          <table:table-cell office:value-type="float" office:value="9.13656382747808" calcext:value-type="float">
            <text:p>9.1365638275</text:p>
          </table:table-cell>
          <table:table-cell table:formula="of:=[.E36]/4" office:value-type="float" office:value="2.28414089137458" calcext:value-type="float">
            <text:p>2.2841408914</text:p>
          </table:table-cell>
          <table:table-cell table:formula="of:=[.F36]/4" office:value-type="float" office:value="2.28414095686952" calcext:value-type="float">
            <text:p>2.2841409569</text:p>
          </table:table-cell>
          <table:table-cell table:style-name="ce10" table:formula="of:=ABS([.C36]-[.$B36])/[.$B36]+1E-016" office:value-type="percentage" office:value="0.0396903181453618" calcext:value-type="percentage">
            <text:p>3.9690318%</text:p>
          </table:table-cell>
          <table:table-cell table:style-name="ce10" table:formula="of:=ABS([.D36]-[.$B36])/[.$B36]+1E-016" office:value-type="percentage" office:value="1E-016" calcext:value-type="percentage">
            <text:p>0.0000000%</text:p>
          </table:table-cell>
          <table:table-cell table:style-name="ce10" table:formula="of:=ABS([.G36]-[.$B36])/[.$B36]+1E-016" office:value-type="percentage" office:value="1E-016" calcext:value-type="percentage">
            <text:p>0.0000000%</text:p>
          </table:table-cell>
          <table:table-cell table:style-name="ce10" table:formula="of:=ABS([.H36]-[.$B36])/[.$B36]+1E-016" office:value-type="percentage" office:value="0.0000000286737735125479" calcext:value-type="percentage">
            <text:p>0.0000029%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 table:formula="of:=[.AA16]" office:value-type="float" office:value="256" calcext:value-type="float">
            <text:p>256</text:p>
          </table:table-cell>
          <table:table-cell table:formula="of:=[.AA38]" office:value-type="float" office:value="64" calcext:value-type="float">
            <text:p>6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E35]*2" office:value-type="float" office:value="268435456" calcext:value-type="float">
            <text:p>268435456</text:p>
          </table:table-cell>
          <table:table-cell table:formula="of:=[.AE37]" office:value-type="float" office:value="536870912" calcext:value-type="float">
            <text:p>53687091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I35]*2" office:value-type="float" office:value="268435456" calcext:value-type="float">
            <text:p>268435456</text:p>
          </table:table-cell>
          <table:table-cell table:formula="of:=[.AI37]" office:value-type="float" office:value="536870912" calcext:value-type="float">
            <text:p>53687091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office:value-type="float" office:value="2.28414089137458" calcext:value-type="float">
            <text:p>2.284140891374580000</text:p>
          </table:table-cell>
          <table:table-cell office:value-type="float" office:value="9.13656356549833" calcext:value-type="float">
            <text:p>9.1365635655</text:p>
          </table:table-cell>
          <table:table-cell office:value-type="float" office:value="9.13656340668383" calcext:value-type="float">
            <text:p>9.1365634067</text:p>
          </table:table-cell>
          <table:table-cell table:formula="of:=[.E37]/4" office:value-type="float" office:value="2.28414089137458" calcext:value-type="float">
            <text:p>2.2841408914</text:p>
          </table:table-cell>
          <table:table-cell table:formula="of:=[.F37]/4" office:value-type="float" office:value="2.28414085167096" calcext:value-type="float">
            <text:p>2.2841408517</text:p>
          </table:table-cell>
          <table:table-cell table:style-name="ce10" table:formula="of:=ABS([.C37]-[.$B37])/[.$B37]+1E-016" office:value-type="percentage" office:value="0.0396903181453632" calcext:value-type="percentage">
            <text:p>3.9690318%</text:p>
          </table:table-cell>
          <table:table-cell table:style-name="ce10" table:formula="of:=ABS([.D37]-[.$B37])/[.$B37]+1E-016" office:value-type="percentage" office:value="1E-016" calcext:value-type="percentage">
            <text:p>0.0000000%</text:p>
          </table:table-cell>
          <table:table-cell table:style-name="ce10" table:formula="of:=ABS([.G37]-[.$B37])/[.$B37]+1E-016" office:value-type="percentage" office:value="1E-016" calcext:value-type="percentage">
            <text:p>0.0000000%</text:p>
          </table:table-cell>
          <table:table-cell table:style-name="ce10" table:formula="of:=ABS([.H37]-[.$B37])/[.$B37]+1E-016" office:value-type="percentage" office:value="0.0000000173822998843978" calcext:value-type="percentage">
            <text:p>0.0000017%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formula="of:=[.AA15]" office:value-type="float" office:value="128" calcext:value-type="float">
            <text:p>128</text:p>
          </table:table-cell>
          <table:table-cell table:formula="of:=[.AA39]"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E36]*2" office:value-type="float" office:value="536870912" calcext:value-type="float">
            <text:p>536870912</text:p>
          </table:table-cell>
          <table:table-cell table:formula="of:=[.AE38]" office:value-type="float" office:value="1073741824" calcext:value-type="float">
            <text:p>107374182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I36]*2" office:value-type="float" office:value="536870912" calcext:value-type="float">
            <text:p>536870912</text:p>
          </table:table-cell>
          <table:table-cell table:formula="of:=[.AI38]" office:value-type="float" office:value="1073741824" calcext:value-type="float">
            <text:p>10737418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float" office:value="31" calcext:value-type="float">
            <text:p>31</text:p>
          </table:table-cell>
          <table:table-cell table:formula="of:=[.AA14]" office:value-type="float" office:value="64" calcext:value-type="float">
            <text:p>64</text:p>
          </table:table-cell>
          <table:table-cell table:formula="of:=[.AA40]" office:value-type="float" office:value="16" calcext:value-type="float">
            <text:p>1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E37]*2" office:value-type="float" office:value="1073741824" calcext:value-type="float">
            <text:p>1073741824</text:p>
          </table:table-cell>
          <table:table-cell table:formula="of:=[.AE39]" office:value-type="float" office:value="2147483648" calcext:value-type="float">
            <text:p>214748364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I37]*2" office:value-type="float" office:value="1073741824" calcext:value-type="float">
            <text:p>1073741824</text:p>
          </table:table-cell>
          <table:table-cell table:formula="of:=[.AI40]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 Information</text:p>
          </table:table-cell>
          <table:table-cell office:value-type="string" calcext:value-type="string">
            <text:p>Prefactor</text:p>
          </table:table-cell>
          <table:table-cell office:value-type="string" calcext:value-type="string">
            <text:p>exponential</text:p>
          </table:table-cell>
          <table:table-cell table:number-columns-repeated="22"/>
          <table:table-cell office:value-type="float" office:value="32" calcext:value-type="float">
            <text:p>32</text:p>
          </table:table-cell>
          <table:table-cell table:formula="of:=[.AA13]" office:value-type="float" office:value="32" calcext:value-type="float">
            <text:p>32</text:p>
          </table:table-cell>
          <table:table-cell table:formula="of:=[.AA41]"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E38]*2" office:value-type="float" office:value="2147483648" calcext:value-type="float">
            <text:p>2147483648</text:p>
          </table:table-cell>
          <table:table-cell table:formula="of:=[.AE40]" office:value-type="float" office:value="4294967296" calcext:value-type="float">
            <text:p>429496729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I38]*2" office:value-type="float" office:value="2147483648" calcext:value-type="float">
            <text:p>2147483648</text:p>
          </table:table-cell>
          <table:table-cell table:formula="of:=[.AI41]" office:value-type="float" office:value="8589934592" calcext:value-type="float">
            <text:p>85899345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5682541" calcext:value-type="float">
            <text:p>0.0065682541</text:p>
          </table:table-cell>
          <table:table-cell office:value-type="float" office:value="-0.1733121708" calcext:value-type="float">
            <text:p>-0.1733121708</text:p>
          </table:table-cell>
          <table:table-cell table:number-columns-repeated="22"/>
          <table:table-cell office:value-type="float" office:value="33" calcext:value-type="float">
            <text:p>33</text:p>
          </table:table-cell>
          <table:table-cell table:formula="of:=[.AA12]" office:value-type="float" office:value="16" calcext:value-type="float">
            <text:p>16</text:p>
          </table:table-cell>
          <table:table-cell table:formula="of:=[.AA42]"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E39]*2" office:value-type="float" office:value="4294967296" calcext:value-type="float">
            <text:p>4294967296</text:p>
          </table:table-cell>
          <table:table-cell table:formula="of:=[.AE41]" office:value-type="float" office:value="8589934592" calcext:value-type="float">
            <text:p>858993459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I39]*2" office:value-type="float" office:value="4294967296" calcext:value-type="float">
            <text:p>4294967296</text:p>
          </table:table-cell>
          <table:table-cell table:formula="of:=[.AI41]" office:value-type="float" office:value="8589934592" calcext:value-type="float">
            <text:p>8589934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red Accuracy</text:p>
          </table:table-cell>
          <table:table-cell table:style-name="ce2" office:value-type="float" office:value="0.0000000001" calcext:value-type="float">
            <text:p>1E-10</text:p>
          </table:table-cell>
          <table:table-cell office:value-type="string" calcext:value-type="string">
            <text:p>Selected Bond Dimens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1"/>
          <table:table-cell office:value-type="float" office:value="34" calcext:value-type="float">
            <text:p>34</text:p>
          </table:table-cell>
          <table:table-cell table:formula="of:=[.AA11]" office:value-type="float" office:value="8" calcext:value-type="float">
            <text:p>8</text:p>
          </table:table-cell>
          <table:table-cell table:formula="of:=[.AA42]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E40]*2" office:value-type="float" office:value="8589934592" calcext:value-type="float">
            <text:p>8589934592</text:p>
          </table:table-cell>
          <table:table-cell table:formula="of:=[.AE42]" office:value-type="float" office:value="4294967296" calcext:value-type="float">
            <text:p>429496729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I40]*2" office:value-type="float" office:value="8589934592" calcext:value-type="float">
            <text:p>8589934592</text:p>
          </table:table-cell>
          <table:table-cell table:formula="of:=[.AI42]" office:value-type="float" office:value="17179869184" calcext:value-type="float">
            <text:p>17179869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Bond Dimension</text:p>
          </table:table-cell>
          <table:table-cell table:style-name="ce3" table:formula="of:=LN([.B41]/[.B40])/[.C40]" office:value-type="float" office:value="103.860817315066" calcext:value-type="float">
            <text:p>104</text:p>
          </table:table-cell>
          <table:table-cell office:value-type="string" calcext:value-type="string">
            <text:p>Estimated Accuracy</text:p>
          </table:table-cell>
          <table:table-cell table:style-name="ce2" table:formula="of:=[.B40]*EXP([.C40]*[.D41])" office:value-type="float" office:value="5.80424933861769E-018" calcext:value-type="float">
            <text:p>6E-18</text:p>
          </table:table-cell>
          <table:table-cell table:number-columns-repeated="21"/>
          <table:table-cell office:value-type="float" office:value="35" calcext:value-type="float">
            <text:p>35</text:p>
          </table:table-cell>
          <table:table-cell table:formula="of:=[.AA10]" office:value-type="float" office:value="4" calcext:value-type="float">
            <text:p>4</text:p>
          </table:table-cell>
          <table:table-cell table:formula="of:=[.AA43]"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E40]" office:value-type="float" office:value="4294967296" calcext:value-type="float">
            <text:p>4294967296</text:p>
          </table:table-cell>
          <table:table-cell table:formula="of:=[.AE44]" office:value-type="float" office:value="268435456" calcext:value-type="float">
            <text:p>26843545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I41]*2" office:value-type="float" office:value="17179869184" calcext:value-type="float">
            <text:p>17179869184</text:p>
          </table:table-cell>
          <table:table-cell table:formula="of:=[.AI44]" office:value-type="float" office:value="68719476736" calcext:value-type="float">
            <text:p>6871947673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 table:number-columns-repeated="19"/>
          <table:table-cell office:value-type="float" office:value="36" calcext:value-type="float">
            <text:p>36</text:p>
          </table:table-cell>
          <table:table-cell table:formula="of:=[.AA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E39]" office:value-type="float" office:value="2147483648" calcext:value-type="float">
            <text:p>2147483648</text:p>
          </table:table-cell>
          <table:table-cell table:formula="of:=[.AE45]" office:value-type="float" office:value="134217728" calcext:value-type="float">
            <text:p>13421772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I42]*2" office:value-type="float" office:value="34359738368" calcext:value-type="float">
            <text:p>34359738368</text:p>
          </table:table-cell>
          <table:table-cell table:formula="of:=[.AI45]" office:value-type="float" office:value="137438953472" calcext:value-type="float">
            <text:p>13743895347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 table:number-columns-repeated="23"/>
          <table:table-cell office:value-type="float" office:value="37" calcext:value-type="float">
            <text:p>37</text:p>
          </table:table-cell>
          <table:table-cell table:formula="of:=[.AE36]" office:value-type="float" office:value="268435456" calcext:value-type="float">
            <text:p>268435456</text:p>
          </table:table-cell>
          <table:table-cell table:formula="of:=[.AE45]" office:value-type="float" office:value="134217728" calcext:value-type="float">
            <text:p>134217728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I43]*2" office:value-type="float" office:value="68719476736" calcext:value-type="float">
            <text:p>68719476736</text:p>
          </table:table-cell>
          <table:table-cell table:formula="of:=[.AI45]" office:value-type="float" office:value="137438953472" calcext:value-type="float">
            <text:p>13743895347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38" calcext:value-type="float">
            <text:p>38</text:p>
          </table:table-cell>
          <table:table-cell table:formula="of:=[.AE35]" office:value-type="float" office:value="134217728" calcext:value-type="float">
            <text:p>134217728</text:p>
          </table:table-cell>
          <table:table-cell table:formula="of:=[.AE46]" office:value-type="float" office:value="67108864" calcext:value-type="float">
            <text:p>6710886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I44]*2" office:value-type="float" office:value="137438953472" calcext:value-type="float">
            <text:p>137438953472</text:p>
          </table:table-cell>
          <table:table-cell table:formula="of:=[.AI46]" office:value-type="float" office:value="274877906944" calcext:value-type="float">
            <text:p>27487790694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39" calcext:value-type="float">
            <text:p>39</text:p>
          </table:table-cell>
          <table:table-cell table:formula="of:=[.AE34]" office:value-type="float" office:value="67108864" calcext:value-type="float">
            <text:p>67108864</text:p>
          </table:table-cell>
          <table:table-cell table:formula="of:=[.AE47]" office:value-type="float" office:value="33554432" calcext:value-type="float">
            <text:p>3355443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I45]*2" office:value-type="float" office:value="274877906944" calcext:value-type="float">
            <text:p>274877906944</text:p>
          </table:table-cell>
          <table:table-cell table:formula="of:=[.AI48]" office:value-type="float" office:value="1099511627776" calcext:value-type="float">
            <text:p>109951162777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formula="of:=[.AE33]" office:value-type="float" office:value="33554432" calcext:value-type="float">
            <text:p>33554432</text:p>
          </table:table-cell>
          <table:table-cell table:formula="of:=[.AE48]" office:value-type="float" office:value="16777216" calcext:value-type="float">
            <text:p>167772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I46]*2" office:value-type="float" office:value="549755813888" calcext:value-type="float">
            <text:p>549755813888</text:p>
          </table:table-cell>
          <table:table-cell table:formula="of:=[.AI49]" office:value-type="float" office:value="2199023255552" calcext:value-type="float">
            <text:p>219902325555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1" calcext:value-type="float">
            <text:p>41</text:p>
          </table:table-cell>
          <table:table-cell table:formula="of:=[.AE32]" office:value-type="float" office:value="16777216" calcext:value-type="float">
            <text:p>16777216</text:p>
          </table:table-cell>
          <table:table-cell table:formula="of:=[.AE49]" office:value-type="float" office:value="8388608" calcext:value-type="float">
            <text:p>838860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I47]*2" office:value-type="float" office:value="1099511627776" calcext:value-type="float">
            <text:p>1099511627776</text:p>
          </table:table-cell>
          <table:table-cell table:formula="of:=[.AI49]" office:value-type="float" office:value="2199023255552" calcext:value-type="float">
            <text:p>219902325555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2" calcext:value-type="float">
            <text:p>42</text:p>
          </table:table-cell>
          <table:table-cell table:formula="of:=[.AE31]" office:value-type="float" office:value="8388608" calcext:value-type="float">
            <text:p>8388608</text:p>
          </table:table-cell>
          <table:table-cell table:formula="of:=[.AE50]" office:value-type="float" office:value="4194304" calcext:value-type="float">
            <text:p>419430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I48]*2" office:value-type="float" office:value="2199023255552" calcext:value-type="float">
            <text:p>2199023255552</text:p>
          </table:table-cell>
          <table:table-cell table:formula="of:=[.AI50]" office:value-type="float" office:value="4398046511104" calcext:value-type="float">
            <text:p>4398046511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Printed to 14 decimal places</text:p>
          </table:table-cell>
          <table:table-cell table:number-columns-repeated="28"/>
          <table:table-cell office:value-type="float" office:value="43" calcext:value-type="float">
            <text:p>43</text:p>
          </table:table-cell>
          <table:table-cell table:formula="of:=[.AE30]" office:value-type="float" office:value="4194304" calcext:value-type="float">
            <text:p>4194304</text:p>
          </table:table-cell>
          <table:table-cell table:formula="of:=[.AE52]" office:value-type="float" office:value="1048576" calcext:value-type="float">
            <text:p>104857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I49]*2" office:value-type="float" office:value="4398046511104" calcext:value-type="float">
            <text:p>4398046511104</text:p>
          </table:table-cell>
          <table:table-cell table:formula="of:=[.AI52]" office:value-type="float" office:value="17592186044416" calcext:value-type="float">
            <text:p>17592186044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TASEP Params (0.35,-1,2/3)</text:p>
          </table:table-cell>
          <table:table-cell table:number-columns-repeated="28"/>
          <table:table-cell office:value-type="float" office:value="44" calcext:value-type="float">
            <text:p>44</text:p>
          </table:table-cell>
          <table:table-cell table:formula="of:=[.AE29]" office:value-type="float" office:value="2097152" calcext:value-type="float">
            <text:p>2097152</text:p>
          </table:table-cell>
          <table:table-cell table:formula="of:=[.AE53]" office:value-type="float" office:value="524288" calcext:value-type="float">
            <text:p>52428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I50]*2" office:value-type="float" office:value="8796093022208" calcext:value-type="float">
            <text:p>8796093022208</text:p>
          </table:table-cell>
          <table:table-cell table:formula="of:=[.AI53]" office:value-type="float" office:value="35184372088832" calcext:value-type="float">
            <text:p>3518437208883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5" calcext:value-type="float">
            <text:p>45</text:p>
          </table:table-cell>
          <table:table-cell table:formula="of:=[.AE28]" office:value-type="float" office:value="1048576" calcext:value-type="float">
            <text:p>1048576</text:p>
          </table:table-cell>
          <table:table-cell table:formula="of:=[.AE53]" office:value-type="float" office:value="524288" calcext:value-type="float">
            <text:p>52428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I51]*2" office:value-type="float" office:value="17592186044416" calcext:value-type="float">
            <text:p>17592186044416</text:p>
          </table:table-cell>
          <table:table-cell table:formula="of:=[.AI53]" office:value-type="float" office:value="35184372088832" calcext:value-type="float">
            <text:p>3518437208883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6" calcext:value-type="float">
            <text:p>46</text:p>
          </table:table-cell>
          <table:table-cell table:formula="of:=[.AE27]" office:value-type="float" office:value="524288" calcext:value-type="float">
            <text:p>524288</text:p>
          </table:table-cell>
          <table:table-cell table:formula="of:=[.AE54]" office:value-type="float" office:value="262144" calcext:value-type="float">
            <text:p>26214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I52]*2" office:value-type="float" office:value="35184372088832" calcext:value-type="float">
            <text:p>35184372088832</text:p>
          </table:table-cell>
          <table:table-cell table:formula="of:=[.AI54]" office:value-type="float" office:value="70368744177664" calcext:value-type="float">
            <text:p>7036874417766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7" calcext:value-type="float">
            <text:p>47</text:p>
          </table:table-cell>
          <table:table-cell table:formula="of:=[.AE26]" office:value-type="float" office:value="262144" calcext:value-type="float">
            <text:p>262144</text:p>
          </table:table-cell>
          <table:table-cell table:formula="of:=[.AE55]" office:value-type="float" office:value="131072" calcext:value-type="float">
            <text:p>13107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I53]*2" office:value-type="float" office:value="70368744177664" calcext:value-type="float">
            <text:p>70368744177664</text:p>
          </table:table-cell>
          <table:table-cell table:formula="of:=[.AI56]" office:value-type="float" office:value="281474976710656" calcext:value-type="float">
            <text:p>28147497671065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8" calcext:value-type="float">
            <text:p>48</text:p>
          </table:table-cell>
          <table:table-cell table:formula="of:=[.AE25]" office:value-type="float" office:value="131072" calcext:value-type="float">
            <text:p>131072</text:p>
          </table:table-cell>
          <table:table-cell table:formula="of:=[.AE56]" office:value-type="float" office:value="65536" calcext:value-type="float">
            <text:p>6553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I54]*2" office:value-type="float" office:value="140737488355328" calcext:value-type="float">
            <text:p>140737488355328</text:p>
          </table:table-cell>
          <table:table-cell table:formula="of:=[.AI57]" office:value-type="float" office:value="562949953421312" calcext:value-type="float">
            <text:p>56294995342131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9" calcext:value-type="float">
            <text:p>49</text:p>
          </table:table-cell>
          <table:table-cell table:formula="of:==[.AE24]" office:value-type="float" office:value="65536" calcext:value-type="float">
            <text:p>65536</text:p>
          </table:table-cell>
          <table:table-cell table:formula="of:=[.AE57]" office:value-type="float" office:value="32768" calcext:value-type="float">
            <text:p>3276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I55]*2" office:value-type="float" office:value="281474976710656" calcext:value-type="float">
            <text:p>281474976710656</text:p>
          </table:table-cell>
          <table:table-cell table:formula="of:=[.AI57]" office:value-type="float" office:value="562949953421312" calcext:value-type="float">
            <text:p>56294995342131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0" calcext:value-type="float">
            <text:p>50</text:p>
          </table:table-cell>
          <table:table-cell table:formula="of:=[.AE23]" office:value-type="float" office:value="32768" calcext:value-type="float">
            <text:p>32768</text:p>
          </table:table-cell>
          <table:table-cell table:formula="of:=[.AE58]" office:value-type="float" office:value="16384" calcext:value-type="float">
            <text:p>1638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I56]*2" office:value-type="float" office:value="562949953421312" calcext:value-type="float">
            <text:p>562949953421312</text:p>
          </table:table-cell>
          <table:table-cell table:formula="of:=[.AI58]" office:value-type="float" office:value="1125899906842624" calcext:value-type="float">
            <text:p>112589990684262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1" calcext:value-type="float">
            <text:p>51</text:p>
          </table:table-cell>
          <table:table-cell table:formula="of:=[.AE22]" office:value-type="float" office:value="16384" calcext:value-type="float">
            <text:p>16384</text:p>
          </table:table-cell>
          <table:table-cell table:formula="of:=[.AE60]" office:value-type="float" office:value="4096" calcext:value-type="float">
            <text:p>409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I57]*2" office:value-type="float" office:value="1125899906842624" calcext:value-type="float">
            <text:p>1125899906842624</text:p>
          </table:table-cell>
          <table:table-cell table:formula="of:=[.AI60]" office:value-type="float" office:value="281474976710656" calcext:value-type="float">
            <text:p>28147497671065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2" calcext:value-type="float">
            <text:p>52</text:p>
          </table:table-cell>
          <table:table-cell table:formula="of:=[.AE21]" office:value-type="float" office:value="8192" calcext:value-type="float">
            <text:p>8192</text:p>
          </table:table-cell>
          <table:table-cell table:formula="of:=[.AE61]" office:value-type="float" office:value="2048" calcext:value-type="float">
            <text:p>2048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I57]" office:value-type="float" office:value="562949953421312" calcext:value-type="float">
            <text:p>562949953421312</text:p>
          </table:table-cell>
          <table:table-cell table:formula="of:=[.AI61]" office:value-type="float" office:value="140737488355328" calcext:value-type="float">
            <text:p>14073748835532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3" calcext:value-type="float">
            <text:p>53</text:p>
          </table:table-cell>
          <table:table-cell table:formula="of:=[.AE20]" office:value-type="float" office:value="4096" calcext:value-type="float">
            <text:p>4096</text:p>
          </table:table-cell>
          <table:table-cell table:formula="of:=[.AE61]" office:value-type="float" office:value="2048" calcext:value-type="float">
            <text:p>204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I56]" office:value-type="float" office:value="281474976710656" calcext:value-type="float">
            <text:p>281474976710656</text:p>
          </table:table-cell>
          <table:table-cell table:formula="of:=[.AI61]" office:value-type="float" office:value="140737488355328" calcext:value-type="float">
            <text:p>14073748835532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4" calcext:value-type="float">
            <text:p>54</text:p>
          </table:table-cell>
          <table:table-cell table:formula="of:=[.AE19]" office:value-type="float" office:value="2048" calcext:value-type="float">
            <text:p>2048</text:p>
          </table:table-cell>
          <table:table-cell table:formula="of:=[.AE62]" office:value-type="float" office:value="1024" calcext:value-type="float">
            <text:p>102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I55]" office:value-type="float" office:value="140737488355328" calcext:value-type="float">
            <text:p>140737488355328</text:p>
          </table:table-cell>
          <table:table-cell table:formula="of:=[.AI62]" office:value-type="float" office:value="70368744177664" calcext:value-type="float">
            <text:p>7036874417766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5" calcext:value-type="float">
            <text:p>55</text:p>
          </table:table-cell>
          <table:table-cell table:formula="of:=[.AE18]" office:value-type="float" office:value="1024" calcext:value-type="float">
            <text:p>1024</text:p>
          </table:table-cell>
          <table:table-cell table:formula="of:=[.AE63]" office:value-type="float" office:value="512" calcext:value-type="float">
            <text:p>51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I54]" office:value-type="float" office:value="70368744177664" calcext:value-type="float">
            <text:p>70368744177664</text:p>
          </table:table-cell>
          <table:table-cell table:formula="of:=[.AI64]" office:value-type="float" office:value="17592186044416" calcext:value-type="float">
            <text:p>1759218604441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6" calcext:value-type="float">
            <text:p>56</text:p>
          </table:table-cell>
          <table:table-cell table:formula="of:=[.AE17]" office:value-type="float" office:value="512" calcext:value-type="float">
            <text:p>512</text:p>
          </table:table-cell>
          <table:table-cell table:formula="of:=[.AE64]" office:value-type="float" office:value="256" calcext:value-type="float">
            <text:p>25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I53]" office:value-type="float" office:value="35184372088832" calcext:value-type="float">
            <text:p>35184372088832</text:p>
          </table:table-cell>
          <table:table-cell table:formula="of:=[.AI65]" office:value-type="float" office:value="8796093022208" calcext:value-type="float">
            <text:p>879609302220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7" calcext:value-type="float">
            <text:p>57</text:p>
          </table:table-cell>
          <table:table-cell table:formula="of:=[.AE16]" office:value-type="float" office:value="256" calcext:value-type="float">
            <text:p>256</text:p>
          </table:table-cell>
          <table:table-cell table:formula="of:=[.AE65]" office:value-type="float" office:value="128" calcext:value-type="float">
            <text:p>128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I52]" office:value-type="float" office:value="17592186044416" calcext:value-type="float">
            <text:p>17592186044416</text:p>
          </table:table-cell>
          <table:table-cell table:formula="of:=[.AI65]" office:value-type="float" office:value="8796093022208" calcext:value-type="float">
            <text:p>879609302220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8" calcext:value-type="float">
            <text:p>58</text:p>
          </table:table-cell>
          <table:table-cell table:formula="of:=[.AE15]" office:value-type="float" office:value="128" calcext:value-type="float">
            <text:p>128</text:p>
          </table:table-cell>
          <table:table-cell table:formula="of:=[.AE66]" office:value-type="float" office:value="64" calcext:value-type="float">
            <text:p>6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I51]" office:value-type="float" office:value="8796093022208" calcext:value-type="float">
            <text:p>8796093022208</text:p>
          </table:table-cell>
          <table:table-cell table:formula="of:=[.AI66]" office:value-type="float" office:value="4398046511104" calcext:value-type="float">
            <text:p>439804651110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9" calcext:value-type="float">
            <text:p>59</text:p>
          </table:table-cell>
          <table:table-cell table:formula="of:=[.AE14]" office:value-type="float" office:value="64" calcext:value-type="float">
            <text:p>64</text:p>
          </table:table-cell>
          <table:table-cell table:formula="of:=[.AE68]" office:value-type="float" office:value="16" calcext:value-type="float">
            <text:p>16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I50]" office:value-type="float" office:value="4398046511104" calcext:value-type="float">
            <text:p>4398046511104</text:p>
          </table:table-cell>
          <table:table-cell table:formula="of:=[.AI68]" office:value-type="float" office:value="1099511627776" calcext:value-type="float">
            <text:p>109951162777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formula="of:=[.AE13]" office:value-type="float" office:value="32" calcext:value-type="float">
            <text:p>32</text:p>
          </table:table-cell>
          <table:table-cell table:formula="of:=[.AE69]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I49]" office:value-type="float" office:value="2199023255552" calcext:value-type="float">
            <text:p>2199023255552</text:p>
          </table:table-cell>
          <table:table-cell table:formula="of:=[.AI69]" office:value-type="float" office:value="549755813888" calcext:value-type="float">
            <text:p>54975581388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1" calcext:value-type="float">
            <text:p>61</text:p>
          </table:table-cell>
          <table:table-cell table:formula="of:=[.AE12]" office:value-type="float" office:value="16" calcext:value-type="float">
            <text:p>16</text:p>
          </table:table-cell>
          <table:table-cell table:formula="of:=[.AE69]" office:value-type="float" office:value="8" calcext:value-type="float">
            <text:p>8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I48]" office:value-type="float" office:value="1099511627776" calcext:value-type="float">
            <text:p>1099511627776</text:p>
          </table:table-cell>
          <table:table-cell table:formula="of:=[.AI69]" office:value-type="float" office:value="549755813888" calcext:value-type="float">
            <text:p>54975581388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2" calcext:value-type="float">
            <text:p>62</text:p>
          </table:table-cell>
          <table:table-cell table:formula="of:=[.AE11]" office:value-type="float" office:value="8" calcext:value-type="float">
            <text:p>8</text:p>
          </table:table-cell>
          <table:table-cell table:formula="of:=[.AE70]"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I47]" office:value-type="float" office:value="549755813888" calcext:value-type="float">
            <text:p>549755813888</text:p>
          </table:table-cell>
          <table:table-cell table:formula="of:=[.AI70]" office:value-type="float" office:value="274877906944" calcext:value-type="float">
            <text:p>27487790694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3" calcext:value-type="float">
            <text:p>63</text:p>
          </table:table-cell>
          <table:table-cell table:formula="of:=[.AE10]" office:value-type="float" office:value="4" calcext:value-type="float">
            <text:p>4</text:p>
          </table:table-cell>
          <table:table-cell table:formula="of:=[.AE71]"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I46]" office:value-type="float" office:value="274877906944" calcext:value-type="float">
            <text:p>274877906944</text:p>
          </table:table-cell>
          <table:table-cell table:formula="of:=[.AI72]" office:value-type="float" office:value="68719476736" calcext:value-type="float">
            <text:p>6871947673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4" calcext:value-type="float">
            <text:p>64</text:p>
          </table:table-cell>
          <table:table-cell table:formula="of:=[.AE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I45]" office:value-type="float" office:value="137438953472" calcext:value-type="float">
            <text:p>137438953472</text:p>
          </table:table-cell>
          <table:table-cell table:formula="of:=[.AI73]" office:value-type="float" office:value="34359738368" calcext:value-type="float">
            <text:p>343597383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5" calcext:value-type="float">
            <text:p>65</text:p>
          </table:table-cell>
          <table:table-cell table:formula="of:=[.AI44]" office:value-type="float" office:value="68719476736" calcext:value-type="float">
            <text:p>68719476736</text:p>
          </table:table-cell>
          <table:table-cell table:formula="of:=[.AI73]" office:value-type="float" office:value="34359738368" calcext:value-type="float">
            <text:p>343597383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6" calcext:value-type="float">
            <text:p>66</text:p>
          </table:table-cell>
          <table:table-cell table:formula="of:=[.AI43]" office:value-type="float" office:value="34359738368" calcext:value-type="float">
            <text:p>34359738368</text:p>
          </table:table-cell>
          <table:table-cell table:formula="of:=[.AI74]" office:value-type="float" office:value="17179869184" calcext:value-type="float">
            <text:p>1717986918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7" calcext:value-type="float">
            <text:p>67</text:p>
          </table:table-cell>
          <table:table-cell table:formula="of:=[.AI42]" office:value-type="float" office:value="17179869184" calcext:value-type="float">
            <text:p>17179869184</text:p>
          </table:table-cell>
          <table:table-cell table:formula="of:=[.AI76]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8" calcext:value-type="float">
            <text:p>68</text:p>
          </table:table-cell>
          <table:table-cell table:formula="of:=[.AI41]" office:value-type="float" office:value="8589934592" calcext:value-type="float">
            <text:p>8589934592</text:p>
          </table:table-cell>
          <table:table-cell table:formula="of:=[.AI77]" office:value-type="float" office:value="2147483648" calcext:value-type="float">
            <text:p>21474836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9" calcext:value-type="float">
            <text:p>69</text:p>
          </table:table-cell>
          <table:table-cell table:formula="of:=[.AI40]" office:value-type="float" office:value="4294967296" calcext:value-type="float">
            <text:p>4294967296</text:p>
          </table:table-cell>
          <table:table-cell table:formula="of:=[.AI77]" office:value-type="float" office:value="2147483648" calcext:value-type="float">
            <text:p>21474836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0" calcext:value-type="float">
            <text:p>70</text:p>
          </table:table-cell>
          <table:table-cell table:formula="of:=[.AI39]" office:value-type="float" office:value="2147483648" calcext:value-type="float">
            <text:p>2147483648</text:p>
          </table:table-cell>
          <table:table-cell table:formula="of:=[.AI78]" office:value-type="float" office:value="1073741824" calcext:value-type="float">
            <text:p>107374182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1" calcext:value-type="float">
            <text:p>71</text:p>
          </table:table-cell>
          <table:table-cell table:formula="of:=[.AI38]" office:value-type="float" office:value="1073741824" calcext:value-type="float">
            <text:p>1073741824</text:p>
          </table:table-cell>
          <table:table-cell table:formula="of:=[.AI80]" office:value-type="float" office:value="268435456" calcext:value-type="float">
            <text:p>26843545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2" calcext:value-type="float">
            <text:p>72</text:p>
          </table:table-cell>
          <table:table-cell table:formula="of:=[.AI37]" office:value-type="float" office:value="536870912" calcext:value-type="float">
            <text:p>536870912</text:p>
          </table:table-cell>
          <table:table-cell table:formula="of:=[.AI81]" office:value-type="float" office:value="134217728" calcext:value-type="float">
            <text:p>1342177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3" calcext:value-type="float">
            <text:p>73</text:p>
          </table:table-cell>
          <table:table-cell table:formula="of:=[.AI36]" office:value-type="float" office:value="268435456" calcext:value-type="float">
            <text:p>268435456</text:p>
          </table:table-cell>
          <table:table-cell table:formula="of:=[.AI81]" office:value-type="float" office:value="134217728" calcext:value-type="float">
            <text:p>1342177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4" calcext:value-type="float">
            <text:p>74</text:p>
          </table:table-cell>
          <table:table-cell table:formula="of:=[.AI35]" office:value-type="float" office:value="134217728" calcext:value-type="float">
            <text:p>134217728</text:p>
          </table:table-cell>
          <table:table-cell table:formula="of:=[.AI82]" office:value-type="float" office:value="67108864" calcext:value-type="float">
            <text:p>6710886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5" calcext:value-type="float">
            <text:p>75</text:p>
          </table:table-cell>
          <table:table-cell table:formula="of:=[.AI34]" office:value-type="float" office:value="67108864" calcext:value-type="float">
            <text:p>67108864</text:p>
          </table:table-cell>
          <table:table-cell table:formula="of:=[.AI84]" office:value-type="float" office:value="16777216" calcext:value-type="float">
            <text:p>1677721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6" calcext:value-type="float">
            <text:p>76</text:p>
          </table:table-cell>
          <table:table-cell table:formula="of:=[.AI33]" office:value-type="float" office:value="33554432" calcext:value-type="float">
            <text:p>33554432</text:p>
          </table:table-cell>
          <table:table-cell table:formula="of:=[.AI85]" office:value-type="float" office:value="8388608" calcext:value-type="float">
            <text:p>838860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7" calcext:value-type="float">
            <text:p>77</text:p>
          </table:table-cell>
          <table:table-cell table:formula="of:=[.AI32]" office:value-type="float" office:value="16777216" calcext:value-type="float">
            <text:p>16777216</text:p>
          </table:table-cell>
          <table:table-cell table:formula="of:=[.AI85]" office:value-type="float" office:value="8388608" calcext:value-type="float">
            <text:p>838860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8" calcext:value-type="float">
            <text:p>78</text:p>
          </table:table-cell>
          <table:table-cell table:formula="of:=[.AI31]" office:value-type="float" office:value="8388608" calcext:value-type="float">
            <text:p>8388608</text:p>
          </table:table-cell>
          <table:table-cell table:formula="of:=[.AI86]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9" calcext:value-type="float">
            <text:p>79</text:p>
          </table:table-cell>
          <table:table-cell table:formula="of:=[.AI30]" office:value-type="float" office:value="4194304" calcext:value-type="float">
            <text:p>4194304</text:p>
          </table:table-cell>
          <table:table-cell table:formula="of:=[.AI88]" office:value-type="float" office:value="1048576" calcext:value-type="float">
            <text:p>104857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0" calcext:value-type="float">
            <text:p>80</text:p>
          </table:table-cell>
          <table:table-cell table:formula="of:=[.AI29]" office:value-type="float" office:value="2097152" calcext:value-type="float">
            <text:p>2097152</text:p>
          </table:table-cell>
          <table:table-cell table:formula="of:=[.AI89]" office:value-type="float" office:value="524288" calcext:value-type="float">
            <text:p>52428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1" calcext:value-type="float">
            <text:p>81</text:p>
          </table:table-cell>
          <table:table-cell table:formula="of:=[.AI28]" office:value-type="float" office:value="1048576" calcext:value-type="float">
            <text:p>1048576</text:p>
          </table:table-cell>
          <table:table-cell table:formula="of:=[.AI89]" office:value-type="float" office:value="524288" calcext:value-type="float">
            <text:p>52428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2" calcext:value-type="float">
            <text:p>82</text:p>
          </table:table-cell>
          <table:table-cell table:formula="of:=[.AI27]" office:value-type="float" office:value="524288" calcext:value-type="float">
            <text:p>524288</text:p>
          </table:table-cell>
          <table:table-cell table:formula="of:=[.AI90]" office:value-type="float" office:value="262144" calcext:value-type="float">
            <text:p>26214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3" calcext:value-type="float">
            <text:p>83</text:p>
          </table:table-cell>
          <table:table-cell table:formula="of:=[.AI26]" office:value-type="float" office:value="262144" calcext:value-type="float">
            <text:p>262144</text:p>
          </table:table-cell>
          <table:table-cell table:formula="of:=[.AI92]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4" calcext:value-type="float">
            <text:p>84</text:p>
          </table:table-cell>
          <table:table-cell table:formula="of:=[.AI25]" office:value-type="float" office:value="131072" calcext:value-type="float">
            <text:p>131072</text:p>
          </table:table-cell>
          <table:table-cell table:formula="of:=[.AI93]"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5" calcext:value-type="float">
            <text:p>85</text:p>
          </table:table-cell>
          <table:table-cell table:formula="of:=[.AI24]" office:value-type="float" office:value="65536" calcext:value-type="float">
            <text:p>65536</text:p>
          </table:table-cell>
          <table:table-cell table:formula="of:=[.AI93]"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6" calcext:value-type="float">
            <text:p>86</text:p>
          </table:table-cell>
          <table:table-cell table:formula="of:=[.AI23]" office:value-type="float" office:value="32768" calcext:value-type="float">
            <text:p>32768</text:p>
          </table:table-cell>
          <table:table-cell table:formula="of:=[.AI94]" office:value-type="float" office:value="16384" calcext:value-type="float">
            <text:p>1638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7" calcext:value-type="float">
            <text:p>87</text:p>
          </table:table-cell>
          <table:table-cell table:formula="of:=[.AI22]" office:value-type="float" office:value="16384" calcext:value-type="float">
            <text:p>16384</text:p>
          </table:table-cell>
          <table:table-cell table:formula="of:=[.AI96]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8" calcext:value-type="float">
            <text:p>88</text:p>
          </table:table-cell>
          <table:table-cell table:formula="of:=[.AI21]" office:value-type="float" office:value="8192" calcext:value-type="float">
            <text:p>8192</text:p>
          </table:table-cell>
          <table:table-cell table:formula="of:=[.AI97]"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9" calcext:value-type="float">
            <text:p>89</text:p>
          </table:table-cell>
          <table:table-cell table:formula="of:=[.AI20]" office:value-type="float" office:value="4096" calcext:value-type="float">
            <text:p>4096</text:p>
          </table:table-cell>
          <table:table-cell table:formula="of:=[.AI97]"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0" calcext:value-type="float">
            <text:p>90</text:p>
          </table:table-cell>
          <table:table-cell table:formula="of:=[.AI19]" office:value-type="float" office:value="2048" calcext:value-type="float">
            <text:p>2048</text:p>
          </table:table-cell>
          <table:table-cell table:formula="of:=[.AI98]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1" calcext:value-type="float">
            <text:p>91</text:p>
          </table:table-cell>
          <table:table-cell table:formula="of:=[.AI18]" office:value-type="float" office:value="1024" calcext:value-type="float">
            <text:p>1024</text:p>
          </table:table-cell>
          <table:table-cell table:formula="of:=[.AI100]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2" calcext:value-type="float">
            <text:p>92</text:p>
          </table:table-cell>
          <table:table-cell table:formula="of:=[.AI17]" office:value-type="float" office:value="512" calcext:value-type="float">
            <text:p>512</text:p>
          </table:table-cell>
          <table:table-cell table:formula="of:=[.AI101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3" calcext:value-type="float">
            <text:p>93</text:p>
          </table:table-cell>
          <table:table-cell table:formula="of:=[.AI16]" office:value-type="float" office:value="256" calcext:value-type="float">
            <text:p>256</text:p>
          </table:table-cell>
          <table:table-cell table:formula="of:=[.AI101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4" calcext:value-type="float">
            <text:p>94</text:p>
          </table:table-cell>
          <table:table-cell table:formula="of:=[.AI15]" office:value-type="float" office:value="128" calcext:value-type="float">
            <text:p>128</text:p>
          </table:table-cell>
          <table:table-cell table:formula="of:=[.AI102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5" calcext:value-type="float">
            <text:p>95</text:p>
          </table:table-cell>
          <table:table-cell table:formula="of:=[.AI14]" office:value-type="float" office:value="64" calcext:value-type="float">
            <text:p>64</text:p>
          </table:table-cell>
          <table:table-cell table:formula="of:=[.AI104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6" calcext:value-type="float">
            <text:p>96</text:p>
          </table:table-cell>
          <table:table-cell table:formula="of:=[.AI13]" office:value-type="float" office:value="32" calcext:value-type="float">
            <text:p>32</text:p>
          </table:table-cell>
          <table:table-cell table:formula="of:=[.AI105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7" calcext:value-type="float">
            <text:p>97</text:p>
          </table:table-cell>
          <table:table-cell table:formula="of:=[.AI12]" office:value-type="float" office:value="16" calcext:value-type="float">
            <text:p>16</text:p>
          </table:table-cell>
          <table:table-cell table:formula="of:=[.AI105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8" calcext:value-type="float">
            <text:p>98</text:p>
          </table:table-cell>
          <table:table-cell table:formula="of:=[.AI11]" office:value-type="float" office:value="8" calcext:value-type="float">
            <text:p>8</text:p>
          </table:table-cell>
          <table:table-cell table:formula="of:=[.AI10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9" calcext:value-type="float">
            <text:p>99</text:p>
          </table:table-cell>
          <table:table-cell table:formula="of:=[.AI10]" office:value-type="float" office:value="4" calcext:value-type="float">
            <text:p>4</text:p>
          </table:table-cell>
          <table:table-cell table:formula="of:=[.AI107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100" calcext:value-type="float">
            <text:p>100</text:p>
          </table:table-cell>
          <table:table-cell table:formula="of:=[.AI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468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34">
      <number:scientific-number number:decimal-places="2" loext:min-decimal-places="2" number:min-integer-digits="0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2" loext:min-decimal-places="12" number:min-integer-digits="1"/>
    </number:number-style>
    <number:number-style style:name="N138">
      <number:number number:decimal-places="13" loext:min-decimal-places="13" number:min-integer-digits="1"/>
    </number:number-style>
    <number:number-style style:name="N139">
      <number:number number:decimal-places="14" loext:min-decimal-places="14" number:min-integer-digits="1"/>
    </number:number-style>
    <number:number-style style:name="N140">
      <number:number number:decimal-places="15" loext:min-decimal-places="15" number:min-integer-digits="1"/>
    </number:number-style>
    <number:number-style style:name="N141">
      <number:number number:decimal-places="16" loext:min-decimal-places="16" number:min-integer-digits="1"/>
    </number:number-style>
    <number:number-style style:name="N142">
      <number:number number:decimal-places="17" loext:min-decimal-places="17" number:min-integer-digits="1"/>
    </number:number-style>
    <number:number-style style:name="N143">
      <number:number number:decimal-places="18" loext:min-decimal-places="18" number:min-integer-digits="1"/>
    </number:number-style>
    <number:percentage-style style:name="N144">
      <number:number number:decimal-places="5" loext:min-decimal-places="5" number:min-integer-digits="1"/>
      <number:text>%</number:text>
    </number:percentage-style>
    <number:percentage-style style:name="N145">
      <number:number number:decimal-places="6" loext:min-decimal-places="6" number:min-integer-digits="1"/>
      <number:text>%</number:text>
    </number:percentage-style>
    <number:percentage-style style:name="N146">
      <number:number number:decimal-places="7" loext:min-decimal-places="7" number:min-integer-digits="1"/>
      <number:text>%</number:text>
    </number:percentage-style>
    <number:number-style style:name="N14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8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09:46:05.402382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1:17:38.417011794</meta:creation-date>
    <dc:date>2017-12-08T16:32:07.681598809</dc:date>
    <meta:editing-duration>PT6H38M47S</meta:editing-duration>
    <meta:editing-cycles>6</meta:editing-cycles>
    <meta:generator>LibreOffice/5.1.6.2$Linux_X86_64 LibreOffice_project/10m0$Build-2</meta:generator>
    <meta:document-statistic meta:table-count="1" meta:cell-count="10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5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9cm" svg:y="3.006cm" style:legend-expansion="high" chart:style-name="ch2"/>
        <chart:plot-area chart:style-name="ch3" table:cell-range-address="Sheet1.A3:Sheet1.A14 Sheet1.I3:Sheet1.L14" chart:data-source-has-labels="row" svg:x="1.331cm" svg:y="0.18cm" svg:width="9.539cm" svg:height="7.659cm">
          <chartooo:coordinate-region svg:x="2.482cm" svg:y="0.379cm" svg:width="8.096cm" svg:height="6.813cm"/>
          <chart:axis chart:dimension="x" chart:name="primary-x" chart:style-name="ch4">
            <chart:title svg:x="4.839cm" svg:y="8.019cm" chart:style-name="ch5">
              <text:p>Bond Dimension</text:p>
            </chart:title>
            <chart:grid chart:style-name="ch6" chart:class="major"/>
          </chart:axis>
          <chart:axis chart:dimension="y" chart:name="primary-y" chart:style-name="ch7">
            <chart:title svg:x="0.451cm" svg:y="4.609cm" chart:style-name="ch8">
              <text:p>% Error</text:p>
            </chart:title>
            <chart:grid chart:style-name="ch6" chart:class="major"/>
          </chart:axis>
          <chart:series chart:style-name="ch9" chart:values-cell-range-address="Sheet1.I3:Sheet1.I14" loext:label-string="mf" chart:class="chart:scatter">
            <chart:domain table:cell-range-address="Sheet1.A3:Sheet1.A14"/>
            <chart:data-point chart:repeated="12"/>
          </chart:series>
          <chart:series chart:style-name="ch10" chart:values-cell-range-address="Sheet1.J3:Sheet1.J14" loext:label-string="1d_dmrg" chart:class="chart:scatter">
            <chart:data-point chart:repeated="12"/>
          </chart:series>
          <chart:series chart:style-name="ch11" chart:values-cell-range-address="Sheet1.K3:Sheet1.K14" loext:label-string="2d_dmrg_aligned" chart:class="chart:scatter">
            <chart:data-point chart:repeated="12"/>
          </chart:series>
          <chart:series chart:style-name="ch12" chart:values-cell-range-address="Sheet1.L3:Sheet1.L14" loext:label-string="2d_dmrg_not_aligned" chart:class="chart:scatter">
            <chart:regression-curve chart:style-name="ch13">
              <chart:equation chart:display-equation="true" chart:display-r-square="false" svg:x="3.21cm" svg:y="2.024cm"/>
            </chart:regression-curve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f</text:p>
              </table:table-cell>
              <table:table-cell office:value-type="string">
                <text:p>1d_dmrg</text:p>
              </table:table-cell>
              <table:table-cell office:value-type="string">
                <text:p>2d_dmrg_aligned</text:p>
              </table:table-cell>
              <table:table-cell office:value-type="string">
                <text:p>2d_dmrg_not_align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4</svg:desc>
                </draw:g>
              </table:table-cell>
              <table:table-cell office:value-type="float" office:value="0.0619933609964121">
                <text:p>0.0619933609964121</text:p>
                <draw:g>
                  <svg:desc>Sheet1.I3:Sheet1.I14</svg:desc>
                </draw:g>
              </table:table-cell>
              <table:table-cell office:value-type="float" office:value="0.0959818123560466">
                <text:p>0.0959818123560466</text:p>
                <draw:g>
                  <svg:desc>Sheet1.J3:Sheet1.J14</svg:desc>
                </draw:g>
              </table:table-cell>
              <table:table-cell office:value-type="float" office:value="0.095981916642407">
                <text:p>0.095981916642407</text:p>
                <draw:g>
                  <svg:desc>Sheet1.K3:Sheet1.K14</svg:desc>
                </draw:g>
              </table:table-cell>
              <table:table-cell office:value-type="float" office:value="0.0959819166424071">
                <text:p>0.0959819166424071</text:p>
                <draw:g>
                  <svg:desc>Sheet1.L3:Sheet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0.000143159326601307">
                <text:p>0.000143159326601307</text:p>
              </table:table-cell>
              <table:table-cell office:value-type="float" office:value="0.000143163205697421">
                <text:p>0.000143163205697421</text:p>
              </table:table-cell>
              <table:table-cell office:value-type="float" office:value="0.0822941099179934">
                <text:p>0.0822941099179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0.00000841487667308667">
                <text:p>0.00000841487667308667</text:p>
              </table:table-cell>
              <table:table-cell office:value-type="float" office:value="0.00000841487397698028">
                <text:p>0.00000841487397698028</text:p>
              </table:table-cell>
              <table:table-cell office:value-type="float" office:value="0.0529399081203036">
                <text:p>0.0529399081203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13139531989932">
                <text:p>0.013139531989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964492494152411">
                <text:p>0.00964492494152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607009231572776">
                <text:p>0.00607009231572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278050680368557">
                <text:p>0.00278050680368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109446758192611">
                <text:p>0.00109446758192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4.79938863192796E-015">
                <text:p>4.79938863192796E-015</text:p>
              </table:table-cell>
              <table:table-cell office:value-type="float" office:value="0.000858695158581553">
                <text:p>0.000858695158581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649551418130651">
                <text:p>0.000649551418130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460598011500433">
                <text:p>0.000460598011500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263059164305615">
                <text:p>0.000263059164305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5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1.181cm" svg:y="3.009cm" style:legend-expansion="high" chart:style-name="ch2"/>
        <chart:plot-area chart:style-name="ch3" table:cell-range-address="Sheet1.A23:Sheet1.A37 Sheet1.I23:Sheet1.L37" chart:data-source-has-labels="row" svg:x="1.33cm" svg:y="0.18cm" svg:width="9.532cm" svg:height="7.665cm">
          <chartooo:coordinate-region svg:x="2.481cm" svg:y="0.379cm" svg:width="7.996cm" svg:height="6.819cm"/>
          <chart:axis chart:dimension="x" chart:name="primary-x" chart:style-name="ch4">
            <chart:title svg:x="4.835cm" svg:y="8.025cm" chart:style-name="ch5">
              <text:p>Bond Dimension</text:p>
            </chart:title>
            <chart:grid chart:style-name="ch6" chart:class="major"/>
          </chart:axis>
          <chart:axis chart:dimension="y" chart:name="primary-y" chart:style-name="ch7">
            <chart:title svg:x="0.451cm" svg:y="4.612cm" chart:style-name="ch8">
              <text:p>% Error</text:p>
            </chart:title>
            <chart:grid chart:style-name="ch6" chart:class="major"/>
          </chart:axis>
          <chart:series chart:style-name="ch9" chart:values-cell-range-address="Sheet1.I23:Sheet1.I37" loext:label-string="mf" chart:class="chart:scatter">
            <chart:domain table:cell-range-address="Sheet1.A23:Sheet1.A37"/>
            <chart:data-point chart:repeated="15"/>
          </chart:series>
          <chart:series chart:style-name="ch10" chart:values-cell-range-address="Sheet1.J23:Sheet1.J37" loext:label-string="1d_dmrg" chart:class="chart:scatter">
            <chart:data-point chart:repeated="15"/>
          </chart:series>
          <chart:series chart:style-name="ch11" chart:values-cell-range-address="Sheet1.K23:Sheet1.K37" loext:label-string="2d_dmrg_aligned" chart:class="chart:scatter">
            <chart:data-point chart:repeated="15"/>
          </chart:series>
          <chart:series chart:style-name="ch12" chart:values-cell-range-address="Sheet1.L23:Sheet1.L37" loext:label-string="2d_dmrg_not_aligned" chart:class="chart:scatter">
            <chart:regression-curve chart:style-name="ch13">
              <chart:equation chart:display-equation="true" chart:display-r-square="false" svg:x="3.035cm" svg:y="3.742cm"/>
            </chart:regression-curve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f</text:p>
              </table:table-cell>
              <table:table-cell office:value-type="string">
                <text:p>1d_dmrg</text:p>
              </table:table-cell>
              <table:table-cell office:value-type="string">
                <text:p>2d_dmrg_aligned</text:p>
              </table:table-cell>
              <table:table-cell office:value-type="string">
                <text:p>2d_dmrg_not_align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3:Sheet1.A37</svg:desc>
                </draw:g>
              </table:table-cell>
              <table:table-cell office:value-type="float" office:value="0.0396903181453618">
                <text:p>0.0396903181453618</text:p>
                <draw:g>
                  <svg:desc>Sheet1.I23:Sheet1.I37</svg:desc>
                </draw:g>
              </table:table-cell>
              <table:table-cell office:value-type="float" office:value="0.0671879760193912">
                <text:p>0.0671879760193912</text:p>
                <draw:g>
                  <svg:desc>Sheet1.J23:Sheet1.J37</svg:desc>
                </draw:g>
              </table:table-cell>
              <table:table-cell office:value-type="float" office:value="0.06718822659152">
                <text:p>0.06718822659152</text:p>
                <draw:g>
                  <svg:desc>Sheet1.K23:Sheet1.K37</svg:desc>
                </draw:g>
              </table:table-cell>
              <table:table-cell office:value-type="float" office:value="0.067188226591519">
                <text:p>0.067188226591519</text:p>
                <draw:g>
                  <svg:desc>Sheet1.L23:Sheet1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0.00020790010815826">
                <text:p>0.00020790010815826</text:p>
              </table:table-cell>
              <table:table-cell office:value-type="float" office:value="0.000207900097448865">
                <text:p>0.000207900097448865</text:p>
              </table:table-cell>
              <table:table-cell office:value-type="float" office:value="0.0504402453407362">
                <text:p>0.0504402453407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187324761550488">
                <text:p>0.0187324761550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151849980022646">
                <text:p>0.00151849980022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123891298802915">
                <text:p>0.00012389129880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4.18288010694431E-015">
                <text:p>4.18288010694431E-015</text:p>
              </table:table-cell>
              <table:table-cell office:value-type="float" office:value="0.0000561040632476705">
                <text:p>0.0000561040632476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683904942471576">
                <text:p>0.0000683904942471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428562867947869">
                <text:p>0.0000428562867947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3.98845724470887E-015">
                <text:p>3.98845724470887E-015</text:p>
              </table:table-cell>
              <table:table-cell office:value-type="float" office:value="0.000034365969820682">
                <text:p>0.000034365969820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253310242856864">
                <text:p>0.0000253310242856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3.98845724470887E-015">
                <text:p>3.98845724470887E-015</text:p>
              </table:table-cell>
              <table:table-cell office:value-type="float" office:value="0.00000477317339389244">
                <text:p>0.00000477317339389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0391068338178455">
                <text:p>0.00000391068338178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0166573709216863">
                <text:p>0.00000166573709216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000286737735125479">
                <text:p>0.0000000286737735125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.0396903181453632">
                <text:p>0.0396903181453632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000173822998843978">
                <text:p>0.00000001738229988439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5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svg:x="0cm" svg:y="0cm" style:legend-expansion="custom" chartooo:width="15.991cm" chartooo:height="9.005cm" style:legend-expansion-aspect-ratio="1.77579122709606" chart:style-name="ch2"/>
        <chart:plot-area chart:style-name="ch3" table:cell-range-address="Sheet1.AL6:Sheet1.AL14 Sheet1.AN6:Sheet1.AN14" svg:x="0.319cm" svg:y="0.18cm" svg:width="15.353cm" svg:height="8.645cm">
          <chartooo:coordinate-region svg:x="1.575cm" svg:y="0.38cm" svg:width="13.9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N6:Sheet1.AN14" chart:class="chart:scatter">
            <chart:domain table:cell-range-address="Sheet1.AL6:Sheet1.AL14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L6:Sheet1.AL14</svg:desc>
                </draw:g>
              </table:table-cell>
              <table:table-cell office:value-type="float" office:value="256">
                <text:p>256</text:p>
                <draw:g>
                  <svg:desc>Sheet1.AN6:Sheet1.A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94967296">
                <text:p>4294967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125899906842624">
                <text:p>1125899906842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.72236648286965E+021">
                <text:p>4.72236648286965E+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.16912650057057E+029">
                <text:p>3.16912650057057E+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.40282366920938E+038">
                <text:p>3.40282366920938E+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5.84600654932361E+048">
                <text:p>5.84600654932361E+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.60693804425899E+060">
                <text:p>1.60693804425899E+0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